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611in"/>
    </style:style>
    <style:style style:name="Table7.C" style:family="table-column">
      <style:table-column-properties style:column-width="4.474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0625in"/>
    </style:style>
    <style:style style:name="Table10.B" style:family="table-column">
      <style:table-column-properties style:column-width="1.1611in"/>
    </style:style>
    <style:style style:name="Table10.C" style:family="table-column">
      <style:table-column-properties style:column-width="4.47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43a449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8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3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3" style:family="paragraph" style:parent-style-name="Standard">
      <style:text-properties fo:font-weight="bold" officeooo:paragraph-rsid="003c6a3c" style:font-weight-asian="bold" style:font-weight-complex="bold"/>
    </style:style>
    <style:style style:name="P24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25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6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7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8" style:family="paragraph" style:parent-style-name="Standard">
      <style:text-properties fo:font-weight="bold" officeooo:rsid="0043a449" officeooo:paragraph-rsid="0043a449" style:font-weight-asian="bold" style:font-weight-complex="bold"/>
    </style:style>
    <style:style style:name="P29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30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31" style:family="paragraph" style:parent-style-name="Standard">
      <style:text-properties fo:font-weight="bold" officeooo:paragraph-rsid="0055e1d1" style:font-weight-asian="bold" style:font-weight-complex="bold"/>
    </style:style>
    <style:style style:name="P32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3" style:family="paragraph" style:parent-style-name="Standard">
      <style:text-properties fo:font-weight="bold" officeooo:rsid="005f39e8" officeooo:paragraph-rsid="005f39e8" style:font-weight-asian="bold" style:font-weight-complex="bold"/>
    </style:style>
    <style:style style:name="P34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5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6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7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8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9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40" style:family="paragraph" style:parent-style-name="Standard">
      <style:text-properties fo:font-weight="bold" officeooo:paragraph-rsid="008e7c68" style:font-weight-asian="bold" style:font-weight-complex="bold"/>
    </style:style>
    <style:style style:name="P41" style:family="paragraph" style:parent-style-name="Standard">
      <style:text-properties fo:font-weight="bold" officeooo:paragraph-rsid="00a38390" style:font-weight-asian="bold" style:font-weight-complex="bold"/>
    </style:style>
    <style:style style:name="P42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43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44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47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8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49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50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51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52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53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5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5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5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5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60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61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62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63" style:family="paragraph" style:parent-style-name="Standard">
      <style:text-properties fo:font-weight="normal" officeooo:rsid="0040a1ec" officeooo:paragraph-rsid="0040a1ec" style:font-weight-asian="normal" style:font-weight-complex="normal"/>
    </style:style>
    <style:style style:name="P6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6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66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68" style:family="paragraph" style:parent-style-name="Standard">
      <style:text-properties fo:font-weight="normal" officeooo:rsid="000a0ba2" officeooo:paragraph-rsid="00424429" style:font-weight-asian="normal" style:font-weight-complex="normal"/>
    </style:style>
    <style:style style:name="P69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70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71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72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73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74" style:family="paragraph" style:parent-style-name="Standard">
      <style:text-properties fo:font-weight="normal" officeooo:rsid="0043a449" officeooo:paragraph-rsid="0043a449" style:font-weight-asian="normal" style:font-weight-complex="normal"/>
    </style:style>
    <style:style style:name="P75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76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77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78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79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80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81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82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83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84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85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86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87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8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9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145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46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47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48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49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50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51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52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53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54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55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56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57" style:family="paragraph" style:parent-style-name="Standard">
      <style:text-properties officeooo:paragraph-rsid="004da29b"/>
    </style:style>
    <style:style style:name="P158" style:family="paragraph" style:parent-style-name="Standard">
      <style:text-properties officeooo:paragraph-rsid="0052cdb1"/>
    </style:style>
    <style:style style:name="P159" style:family="paragraph" style:parent-style-name="Standard">
      <style:text-properties officeooo:paragraph-rsid="00a0c9ca"/>
    </style:style>
    <style:style style:name="P160" style:family="paragraph" style:parent-style-name="Standard">
      <style:text-properties officeooo:paragraph-rsid="00a28138"/>
    </style:style>
    <style:style style:name="P161" style:family="paragraph" style:parent-style-name="Standard">
      <style:text-properties officeooo:paragraph-rsid="00b464d0"/>
    </style:style>
    <style:style style:name="P162" style:family="paragraph" style:parent-style-name="Table_20_Contents">
      <style:text-properties officeooo:rsid="000a003f" officeooo:paragraph-rsid="000a003f"/>
    </style:style>
    <style:style style:name="P163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164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65" style:family="paragraph" style:parent-style-name="Table_20_Contents">
      <style:text-properties officeooo:rsid="000a003f" officeooo:paragraph-rsid="004b1523"/>
    </style:style>
    <style:style style:name="P166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font-weight="bold" officeooo:rsid="000a003f" officeooo:paragraph-rsid="0043a449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72" style:family="paragraph" style:parent-style-name="Table_20_Contents">
      <style:text-properties fo:font-weight="bold" officeooo:rsid="000a003f" officeooo:paragraph-rsid="0043a449" style:font-weight-asian="bold" style:font-weight-complex="bold"/>
    </style:style>
    <style:style style:name="P173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74" style:family="paragraph" style:parent-style-name="Table_20_Contents">
      <style:text-properties fo:font-weight="bold" officeooo:rsid="000a003f" officeooo:paragraph-rsid="005f39e8" style:font-weight-asian="bold" style:font-weight-complex="bold"/>
    </style:style>
    <style:style style:name="P175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76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77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178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font-weight="bold" officeooo:rsid="005f39e8" officeooo:paragraph-rsid="005f39e8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184" style:family="paragraph" style:parent-style-name="Table_20_Contents">
      <style:text-properties officeooo:rsid="00420c0b" officeooo:paragraph-rsid="00420c0b"/>
    </style:style>
    <style:style style:name="P185" style:family="paragraph" style:parent-style-name="Table_20_Contents">
      <style:paragraph-properties fo:text-align="center" style:justify-single-word="false"/>
      <style:text-properties officeooo:rsid="00420c0b" officeooo:paragraph-rsid="00420c0b"/>
    </style:style>
    <style:style style:name="P186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187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188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189" style:family="paragraph" style:parent-style-name="Table_20_Contents">
      <style:text-properties officeooo:rsid="00420c0b" officeooo:paragraph-rsid="004b1523"/>
    </style:style>
    <style:style style:name="P190" style:family="paragraph" style:parent-style-name="Table_20_Contents">
      <style:text-properties officeooo:rsid="00424429" officeooo:paragraph-rsid="00424429"/>
    </style:style>
    <style:style style:name="P191" style:family="paragraph" style:parent-style-name="Table_20_Contents">
      <style:text-properties officeooo:rsid="00424429" officeooo:paragraph-rsid="004b1523"/>
    </style:style>
    <style:style style:name="P192" style:family="paragraph" style:parent-style-name="Table_20_Contents">
      <style:paragraph-properties fo:text-align="center" style:justify-single-word="false"/>
      <style:text-properties officeooo:rsid="0043a449" officeooo:paragraph-rsid="0043a449"/>
    </style:style>
    <style:style style:name="P193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194" style:family="paragraph" style:parent-style-name="Table_20_Contents">
      <style:text-properties officeooo:rsid="0043a449" officeooo:paragraph-rsid="0043a449"/>
    </style:style>
    <style:style style:name="P195" style:family="paragraph" style:parent-style-name="Table_20_Contents">
      <style:text-properties officeooo:rsid="0043a449" officeooo:paragraph-rsid="004b1523"/>
    </style:style>
    <style:style style:name="P196" style:family="paragraph" style:parent-style-name="Table_20_Contents">
      <style:text-properties officeooo:rsid="00456f25" officeooo:paragraph-rsid="00456f25"/>
    </style:style>
    <style:style style:name="P197" style:family="paragraph" style:parent-style-name="Table_20_Contents">
      <style:text-properties officeooo:rsid="00456f25" officeooo:paragraph-rsid="0082c2e7"/>
    </style:style>
    <style:style style:name="P198" style:family="paragraph" style:parent-style-name="Table_20_Contents">
      <style:text-properties officeooo:rsid="00456f25" officeooo:paragraph-rsid="0084d8f0"/>
    </style:style>
    <style:style style:name="P199" style:family="paragraph" style:parent-style-name="Table_20_Contents">
      <style:text-properties officeooo:rsid="00456f25" officeooo:paragraph-rsid="008e7c68"/>
    </style:style>
    <style:style style:name="P200" style:family="paragraph" style:parent-style-name="Table_20_Contents">
      <style:text-properties officeooo:rsid="00456f25" officeooo:paragraph-rsid="00a38390"/>
    </style:style>
    <style:style style:name="P201" style:family="paragraph" style:parent-style-name="Table_20_Contents">
      <style:text-properties officeooo:rsid="005f39e8" officeooo:paragraph-rsid="005f39e8"/>
    </style:style>
    <style:style style:name="P202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03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04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05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06" style:family="paragraph" style:parent-style-name="Table_20_Contents">
      <style:text-properties officeooo:rsid="005f39e8" officeooo:paragraph-rsid="00664de8"/>
    </style:style>
    <style:style style:name="P207" style:family="paragraph" style:parent-style-name="Table_20_Contents">
      <style:text-properties officeooo:rsid="005f39e8" officeooo:paragraph-rsid="007ef7ca"/>
    </style:style>
    <style:style style:name="P208" style:family="paragraph" style:parent-style-name="Table_20_Contents">
      <style:text-properties officeooo:rsid="005f39e8" officeooo:paragraph-rsid="008e7c68"/>
    </style:style>
    <style:style style:name="P209" style:family="paragraph" style:parent-style-name="Table_20_Contents">
      <style:text-properties officeooo:rsid="005f39e8" officeooo:paragraph-rsid="00a38390"/>
    </style:style>
    <style:style style:name="P210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11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12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13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14" style:family="paragraph" style:parent-style-name="Table_20_Contents">
      <style:text-properties officeooo:rsid="006232e6" officeooo:paragraph-rsid="006232e6"/>
    </style:style>
    <style:style style:name="P215" style:family="paragraph" style:parent-style-name="Table_20_Contents">
      <style:text-properties officeooo:rsid="006232e6" officeooo:paragraph-rsid="008e7c68"/>
    </style:style>
    <style:style style:name="P216" style:family="paragraph" style:parent-style-name="Table_20_Contents">
      <style:text-properties officeooo:rsid="006232e6" officeooo:paragraph-rsid="00a38390"/>
    </style:style>
    <style:style style:name="P217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18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19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20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21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22" style:family="paragraph" style:parent-style-name="Table_20_Contents">
      <style:text-properties officeooo:rsid="00705349" officeooo:paragraph-rsid="00705349"/>
    </style:style>
    <style:style style:name="P223" style:family="paragraph" style:parent-style-name="Table_20_Contents">
      <style:text-properties officeooo:rsid="00705349" officeooo:paragraph-rsid="008e7c68"/>
    </style:style>
    <style:style style:name="P224" style:family="paragraph" style:parent-style-name="Table_20_Contents">
      <style:text-properties officeooo:rsid="00705349" officeooo:paragraph-rsid="00a084b7"/>
    </style:style>
    <style:style style:name="P225" style:family="paragraph" style:parent-style-name="Table_20_Contents">
      <style:text-properties officeooo:rsid="00705349" officeooo:paragraph-rsid="00a38390"/>
    </style:style>
    <style:style style:name="P226" style:family="paragraph" style:parent-style-name="Table_20_Contents">
      <style:text-properties officeooo:rsid="0072af4f" officeooo:paragraph-rsid="008e7c68"/>
    </style:style>
    <style:style style:name="P227" style:family="paragraph" style:parent-style-name="Table_20_Contents">
      <style:text-properties officeooo:rsid="0072af4f" officeooo:paragraph-rsid="00a38390"/>
    </style:style>
    <style:style style:name="P228" style:family="paragraph" style:parent-style-name="Table_20_Contents">
      <style:text-properties officeooo:rsid="00777232" officeooo:paragraph-rsid="00777232"/>
    </style:style>
    <style:style style:name="P229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30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31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32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33" style:family="paragraph" style:parent-style-name="Table_20_Contents">
      <style:text-properties officeooo:rsid="0078e3b6" officeooo:paragraph-rsid="0078e3b6"/>
    </style:style>
    <style:style style:name="P234" style:family="paragraph" style:parent-style-name="Table_20_Contents">
      <style:text-properties officeooo:rsid="0078e3b6" officeooo:paragraph-rsid="007ef7ca"/>
    </style:style>
    <style:style style:name="P235" style:family="paragraph" style:parent-style-name="Table_20_Contents">
      <style:text-properties officeooo:rsid="0078e3b6" officeooo:paragraph-rsid="008e7c68"/>
    </style:style>
    <style:style style:name="P236" style:family="paragraph" style:parent-style-name="Table_20_Contents">
      <style:text-properties officeooo:rsid="0078e3b6" officeooo:paragraph-rsid="00a38390"/>
    </style:style>
    <style:style style:name="P237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38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39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40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41" style:family="paragraph" style:parent-style-name="Table_20_Contents">
      <style:text-properties officeooo:rsid="007a820b" officeooo:paragraph-rsid="007a820b"/>
    </style:style>
    <style:style style:name="P242" style:family="paragraph" style:parent-style-name="Table_20_Contents">
      <style:text-properties officeooo:rsid="007a820b" officeooo:paragraph-rsid="007ef7ca"/>
    </style:style>
    <style:style style:name="P243" style:family="paragraph" style:parent-style-name="Table_20_Contents">
      <style:text-properties officeooo:rsid="007a820b" officeooo:paragraph-rsid="008e7c68"/>
    </style:style>
    <style:style style:name="P244" style:family="paragraph" style:parent-style-name="Table_20_Contents">
      <style:text-properties officeooo:rsid="007a820b" officeooo:paragraph-rsid="00a38390"/>
    </style:style>
    <style:style style:name="P245" style:family="paragraph" style:parent-style-name="Table_20_Contents">
      <style:text-properties officeooo:rsid="0080103f" officeooo:paragraph-rsid="0080103f"/>
    </style:style>
    <style:style style:name="P246" style:family="paragraph" style:parent-style-name="Table_20_Contents">
      <style:paragraph-properties fo:text-align="center" style:justify-single-word="false"/>
      <style:text-properties officeooo:rsid="0082c2e7" officeooo:paragraph-rsid="0082c2e7"/>
    </style:style>
    <style:style style:name="P247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48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49" style:family="paragraph" style:parent-style-name="Table_20_Contents">
      <style:paragraph-properties fo:text-align="center" style:justify-single-word="false"/>
      <style:text-properties officeooo:rsid="0082da25" officeooo:paragraph-rsid="0082da25"/>
    </style:style>
    <style:style style:name="P250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51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52" style:family="paragraph" style:parent-style-name="Table_20_Contents">
      <style:text-properties officeooo:rsid="0082da25" officeooo:paragraph-rsid="0082da25"/>
    </style:style>
    <style:style style:name="P253" style:family="paragraph" style:parent-style-name="Table_20_Contents">
      <style:text-properties officeooo:rsid="0082da25" officeooo:paragraph-rsid="00936475"/>
    </style:style>
    <style:style style:name="P254" style:family="paragraph" style:parent-style-name="Table_20_Contents">
      <style:text-properties officeooo:rsid="0082da25" officeooo:paragraph-rsid="00a38390"/>
    </style:style>
    <style:style style:name="P255" style:family="paragraph" style:parent-style-name="Table_20_Contents">
      <style:text-properties officeooo:rsid="0091eff5" officeooo:paragraph-rsid="0091eff5"/>
    </style:style>
    <style:style style:name="P256" style:family="paragraph" style:parent-style-name="Table_20_Contents">
      <style:text-properties officeooo:rsid="0091eff5" officeooo:paragraph-rsid="00a38390"/>
    </style:style>
    <style:style style:name="P257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58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59" style:family="paragraph" style:parent-style-name="Table_20_Contents">
      <style:text-properties officeooo:rsid="00955821" officeooo:paragraph-rsid="00955821"/>
    </style:style>
    <style:style style:name="P260" style:family="paragraph" style:parent-style-name="Table_20_Contents">
      <style:text-properties officeooo:rsid="00955821" officeooo:paragraph-rsid="00a38390"/>
    </style:style>
    <style:style style:name="P261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262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263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264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265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266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267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268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269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270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271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272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273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274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275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276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277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278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279" style:family="paragraph" style:parent-style-name="Standard">
      <style:text-properties fo:font-size="11pt" fo:font-style="normal" fo:font-weight="bold" officeooo:paragraph-rsid="00868d7d" style:font-size-asian="11pt" style:font-style-asian="normal" style:font-weight-asian="bold" style:font-size-complex="11pt" style:font-style-complex="normal" style:font-weight-complex="bold"/>
    </style:style>
    <style:style style:name="P280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281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282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83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84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85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286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87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88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289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90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91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92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93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94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95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96" style:family="paragraph" style:parent-style-name="Table_20_Contents">
      <style:text-properties officeooo:rsid="0072af4f" officeooo:paragraph-rsid="00bbdd3e"/>
    </style:style>
    <style:style style:name="P297" style:family="paragraph" style:parent-style-name="Table_20_Contents">
      <style:paragraph-properties fo:text-align="center" style:justify-single-word="false"/>
      <style:text-properties officeooo:rsid="00b6c1fa" officeooo:paragraph-rsid="00b6c1fa"/>
    </style:style>
    <style:style style:name="P298" style:family="paragraph" style:parent-style-name="Table_20_Contents">
      <style:text-properties officeooo:rsid="00b6c1fa" officeooo:paragraph-rsid="00b6c1fa"/>
    </style:style>
    <style:style style:name="P299" style:family="paragraph" style:parent-style-name="Table_20_Contents">
      <style:text-properties officeooo:rsid="007435fb" officeooo:paragraph-rsid="00bd43b4"/>
    </style:style>
    <style:style style:name="P300" style:family="paragraph" style:parent-style-name="Table_20_Contents">
      <style:text-properties officeooo:rsid="007435fb" officeooo:paragraph-rsid="00be11a8"/>
    </style:style>
    <style:style style:name="P301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302" style:family="paragraph" style:parent-style-name="Table_20_Contents">
      <style:text-properties officeooo:rsid="005f39e8" officeooo:paragraph-rsid="00c1cf8b"/>
    </style:style>
    <style:style style:name="P303" style:family="paragraph" style:parent-style-name="Table_20_Contents">
      <style:text-properties officeooo:rsid="00705349" officeooo:paragraph-rsid="00be11a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b20534" style:font-style-asian="italic" style:font-style-complex="italic"/>
    </style:style>
    <style:style style:name="T19" style:family="text">
      <style:text-properties fo:font-style="italic" officeooo:rsid="00106510" style:font-style-asian="italic" style:font-style-complex="italic"/>
    </style:style>
    <style:style style:name="T20" style:family="text">
      <style:text-properties fo:font-style="italic" officeooo:rsid="00b0acc3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7f434" style:font-style-asian="italic" style:font-style-complex="italic"/>
    </style:style>
    <style:style style:name="T27" style:family="text">
      <style:text-properties fo:font-style="italic" officeooo:rsid="009989ca" style:font-style-asian="italic" style:font-style-complex="italic"/>
    </style:style>
    <style:style style:name="T28" style:family="text">
      <style:text-properties fo:font-style="italic" officeooo:rsid="009af01e" style:font-style-asian="italic" style:font-style-complex="italic"/>
    </style:style>
    <style:style style:name="T29" style:family="text">
      <style:text-properties fo:font-style="italic" officeooo:rsid="009c9571" style:font-style-asian="italic" style:font-style-complex="italic"/>
    </style:style>
    <style:style style:name="T30" style:family="text">
      <style:text-properties fo:font-style="italic" officeooo:rsid="009eb717" style:font-style-asian="italic" style:font-style-complex="italic"/>
    </style:style>
    <style:style style:name="T31" style:family="text">
      <style:text-properties fo:font-style="italic" officeooo:rsid="00a28138" style:font-style-asian="italic" style:font-style-complex="italic"/>
    </style:style>
    <style:style style:name="T32" style:family="text">
      <style:text-properties fo:font-style="italic" officeooo:rsid="00a3364e" style:font-style-asian="italic" style:font-style-complex="italic"/>
    </style:style>
    <style:style style:name="T33" style:family="text">
      <style:text-properties fo:font-style="italic" officeooo:rsid="00a8a2ef" style:font-style-asian="italic" style:font-style-complex="italic"/>
    </style:style>
    <style:style style:name="T34" style:family="text">
      <style:text-properties fo:font-style="italic" officeooo:rsid="00aa46c7" style:font-style-asian="italic" style:font-style-complex="italic"/>
    </style:style>
    <style:style style:name="T35" style:family="text">
      <style:text-properties fo:font-style="italic" officeooo:rsid="00aa90fd" style:font-style-asian="italic" style:font-style-complex="italic"/>
    </style:style>
    <style:style style:name="T36" style:family="text">
      <style:text-properties fo:font-style="italic" officeooo:rsid="00abd8e3" style:font-style-asian="italic" style:font-style-complex="italic"/>
    </style:style>
    <style:style style:name="T37" style:family="text">
      <style:text-properties fo:font-style="italic" officeooo:rsid="00ae6be2" style:font-style-asian="italic" style:font-style-complex="italic"/>
    </style:style>
    <style:style style:name="T38" style:family="text">
      <style:text-properties fo:font-style="italic" officeooo:rsid="00b03f63" style:font-style-asian="italic" style:font-style-complex="italic"/>
    </style:style>
    <style:style style:name="T39" style:family="text">
      <style:text-properties fo:font-style="italic" officeooo:rsid="00b464d0" style:font-style-asian="italic" style:font-style-complex="italic"/>
    </style:style>
    <style:style style:name="T40" style:family="text">
      <style:text-properties fo:font-style="italic" officeooo:rsid="00b64ab2" style:font-style-asian="italic" style:font-style-complex="italic"/>
    </style:style>
    <style:style style:name="T41" style:family="text">
      <style:text-properties fo:font-style="italic" officeooo:rsid="00b6b320" style:font-style-asian="italic" style:font-style-complex="italic"/>
    </style:style>
    <style:style style:name="T42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3" style:family="text">
      <style:text-properties officeooo:rsid="003c6a3c"/>
    </style:style>
    <style:style style:name="T44" style:family="text">
      <style:text-properties officeooo:rsid="003ddcbb"/>
    </style:style>
    <style:style style:name="T45" style:family="text">
      <style:text-properties officeooo:rsid="0040a1ec"/>
    </style:style>
    <style:style style:name="T46" style:family="text">
      <style:text-properties officeooo:rsid="00424429"/>
    </style:style>
    <style:style style:name="T47" style:family="text">
      <style:text-properties officeooo:rsid="0043a449"/>
    </style:style>
    <style:style style:name="T48" style:family="text">
      <style:text-properties officeooo:rsid="0048d04d"/>
    </style:style>
    <style:style style:name="T49" style:family="text">
      <style:text-properties officeooo:rsid="00490090"/>
    </style:style>
    <style:style style:name="T50" style:family="text">
      <style:text-properties officeooo:rsid="0049be94"/>
    </style:style>
    <style:style style:name="T51" style:family="text">
      <style:text-properties officeooo:rsid="004a3cb2"/>
    </style:style>
    <style:style style:name="T52" style:family="text">
      <style:text-properties officeooo:rsid="004a59a7"/>
    </style:style>
    <style:style style:name="T53" style:family="text">
      <style:text-properties officeooo:rsid="004acf3f"/>
    </style:style>
    <style:style style:name="T54" style:family="text">
      <style:text-properties officeooo:rsid="004b1523"/>
    </style:style>
    <style:style style:name="T55" style:family="text">
      <style:text-properties officeooo:rsid="004da29b"/>
    </style:style>
    <style:style style:name="T56" style:family="text">
      <style:text-properties fo:font-weight="bold" officeooo:rsid="004da29b" style:font-weight-asian="bold" style:font-weight-complex="bold"/>
    </style:style>
    <style:style style:name="T57" style:family="text">
      <style:text-properties fo:font-weight="bold" officeooo:rsid="000a0ba2" style:font-weight-asian="bold" style:font-weight-complex="bold"/>
    </style:style>
    <style:style style:name="T58" style:family="text">
      <style:text-properties fo:font-weight="bold" officeooo:rsid="004a3cb2" style:font-weight-asian="bold" style:font-weight-complex="bold"/>
    </style:style>
    <style:style style:name="T59" style:family="text">
      <style:text-properties fo:font-weight="bold" officeooo:rsid="0052cdb1" style:font-weight-asian="bold" style:font-weight-complex="bold"/>
    </style:style>
    <style:style style:name="T60" style:family="text">
      <style:text-properties fo:font-weight="bold" officeooo:rsid="00a0c9ca" style:font-weight-asian="bold" style:font-weight-complex="bold"/>
    </style:style>
    <style:style style:name="T61" style:family="text">
      <style:text-properties fo:font-weight="bold" officeooo:rsid="00b464d0" style:font-weight-asian="bold" style:font-weight-complex="bold"/>
    </style:style>
    <style:style style:name="T62" style:family="text">
      <style:text-properties officeooo:rsid="0050ffb3"/>
    </style:style>
    <style:style style:name="T63" style:family="text">
      <style:text-properties officeooo:rsid="0056849c"/>
    </style:style>
    <style:style style:name="T64" style:family="text">
      <style:text-properties officeooo:rsid="005908c0"/>
    </style:style>
    <style:style style:name="T65" style:family="text">
      <style:text-properties officeooo:rsid="005ade35"/>
    </style:style>
    <style:style style:name="T66" style:family="text">
      <style:text-properties fo:font-size="12pt" officeooo:rsid="003c6a3c" style:font-size-asian="12pt" style:font-size-complex="12pt"/>
    </style:style>
    <style:style style:name="T67" style:family="text">
      <style:text-properties fo:font-size="12pt" officeooo:rsid="00084b9f" style:font-size-asian="12pt" style:font-size-complex="12pt"/>
    </style:style>
    <style:style style:name="T68" style:family="text">
      <style:text-properties fo:font-size="12pt" officeooo:rsid="009dbbba" style:font-size-asian="12pt" style:font-size-complex="12pt"/>
    </style:style>
    <style:style style:name="T69" style:family="text">
      <style:text-properties fo:font-size="12pt" officeooo:rsid="00b0acc3" style:font-size-asian="12pt" style:font-size-complex="12pt"/>
    </style:style>
    <style:style style:name="T70" style:family="text">
      <style:text-properties fo:font-size="12pt" officeooo:rsid="008a888e" style:font-size-asian="12pt" style:font-size-complex="12pt"/>
    </style:style>
    <style:style style:name="T71" style:family="text">
      <style:text-properties officeooo:rsid="005ba7be"/>
    </style:style>
    <style:style style:name="T72" style:family="text">
      <style:text-properties officeooo:rsid="00633b63"/>
    </style:style>
    <style:style style:name="T73" style:family="text">
      <style:text-properties officeooo:rsid="006dc825"/>
    </style:style>
    <style:style style:name="T74" style:family="text">
      <style:text-properties officeooo:rsid="00741fe3"/>
    </style:style>
    <style:style style:name="T75" style:family="text">
      <style:text-properties officeooo:rsid="00755b6a"/>
    </style:style>
    <style:style style:name="T76" style:family="text">
      <style:text-properties officeooo:rsid="007a820b"/>
    </style:style>
    <style:style style:name="T77" style:family="text">
      <style:text-properties officeooo:rsid="007d26de"/>
    </style:style>
    <style:style style:name="T78" style:family="text">
      <style:text-properties officeooo:rsid="007dd9ea"/>
    </style:style>
    <style:style style:name="T79" style:family="text">
      <style:text-properties officeooo:rsid="007f399d"/>
    </style:style>
    <style:style style:name="T80" style:family="text">
      <style:text-properties officeooo:rsid="00816eb4"/>
    </style:style>
    <style:style style:name="T81" style:family="text">
      <style:text-properties officeooo:rsid="00a4d103"/>
    </style:style>
    <style:style style:name="T82" style:family="text">
      <style:text-properties officeooo:rsid="00a52572"/>
    </style:style>
    <style:style style:name="T83" style:family="text">
      <style:text-properties officeooo:rsid="0084d8f0"/>
    </style:style>
    <style:style style:name="T84" style:family="text">
      <style:text-properties officeooo:rsid="001b74eb"/>
    </style:style>
    <style:style style:name="T85" style:family="text">
      <style:text-properties fo:font-weight="normal" officeooo:rsid="00106510" style:font-weight-asian="normal" style:font-weight-complex="normal"/>
    </style:style>
    <style:style style:name="T86" style:family="text">
      <style:text-properties fo:font-weight="normal" officeooo:rsid="00a0b81e" style:font-weight-asian="normal" style:font-weight-complex="normal"/>
    </style:style>
    <style:style style:name="T87" style:family="text">
      <style:text-properties fo:font-weight="normal" officeooo:rsid="009e9d14" style:font-weight-asian="normal" style:font-weight-complex="normal"/>
    </style:style>
    <style:style style:name="T88" style:family="text">
      <style:text-properties fo:font-weight="normal" officeooo:rsid="00886a08" style:font-weight-asian="normal" style:font-weight-complex="normal"/>
    </style:style>
    <style:style style:name="T89" style:family="text">
      <style:text-properties officeooo:rsid="00886a08"/>
    </style:style>
    <style:style style:name="T90" style:family="text">
      <style:text-properties officeooo:rsid="00891120"/>
    </style:style>
    <style:style style:name="T91" style:family="text">
      <style:text-properties officeooo:rsid="008e7c68"/>
    </style:style>
    <style:style style:name="T92" style:family="text">
      <style:text-properties officeooo:rsid="0090cb53"/>
    </style:style>
    <style:style style:name="T93" style:family="text">
      <style:text-properties officeooo:rsid="0091eff5"/>
    </style:style>
    <style:style style:name="T94" style:family="text">
      <style:text-properties officeooo:rsid="00936475"/>
    </style:style>
    <style:style style:name="T95" style:family="text">
      <style:text-properties officeooo:rsid="0096e3ff"/>
    </style:style>
    <style:style style:name="T96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101" style:family="text">
      <style:text-properties officeooo:rsid="009989ca"/>
    </style:style>
    <style:style style:name="T102" style:family="text">
      <style:text-properties officeooo:rsid="009ec4ef"/>
    </style:style>
    <style:style style:name="T103" style:family="text">
      <style:text-properties officeooo:rsid="00a0c9ca"/>
    </style:style>
    <style:style style:name="T104" style:family="text">
      <style:text-properties officeooo:rsid="00a38390"/>
    </style:style>
    <style:style style:name="T105" style:family="text">
      <style:text-properties officeooo:rsid="00a52e1c"/>
    </style:style>
    <style:style style:name="T106" style:family="text">
      <style:text-properties officeooo:rsid="00a6d785"/>
    </style:style>
    <style:style style:name="T107" style:family="text">
      <style:text-properties officeooo:rsid="00a750c4"/>
    </style:style>
    <style:style style:name="T108" style:family="text">
      <style:text-properties officeooo:rsid="00acded4"/>
    </style:style>
    <style:style style:name="T109" style:family="text">
      <style:text-properties officeooo:rsid="00b20ead"/>
    </style:style>
    <style:style style:name="T110" style:family="text">
      <style:text-properties officeooo:rsid="00b2aa65"/>
    </style:style>
    <style:style style:name="T111" style:family="text">
      <style:text-properties officeooo:rsid="00b464d0"/>
    </style:style>
    <style:style style:name="T112" style:family="text">
      <style:text-properties officeooo:rsid="00471a09"/>
    </style:style>
    <style:style style:name="T113" style:family="text">
      <style:text-properties officeooo:rsid="00be6523"/>
    </style:style>
    <style:style style:name="T114" style:family="text">
      <style:text-properties officeooo:rsid="00084b9f"/>
    </style:style>
    <style:style style:name="T115" style:family="text">
      <style:text-properties officeooo:rsid="008a888e"/>
    </style:style>
    <style:style style:name="T116" style:family="text">
      <style:text-properties officeooo:rsid="009dbbba"/>
    </style:style>
    <style:style style:name="T117" style:family="text">
      <style:text-properties officeooo:rsid="00b0acc3"/>
    </style:style>
    <style:style style:name="T118" style:family="text">
      <style:text-properties fo:font-size="11pt" style:font-size-asian="11pt" style:font-size-complex="11pt"/>
    </style:style>
    <style:style style:name="T119" style:family="text">
      <style:text-properties fo:font-size="11pt" officeooo:rsid="000a8804" style:font-size-asian="11pt" style:font-size-complex="11pt"/>
    </style:style>
    <style:style style:name="T120" style:family="text">
      <style:text-properties fo:font-size="11pt" officeooo:rsid="004acf3f" style:font-size-asian="11pt" style:font-size-complex="11pt"/>
    </style:style>
    <style:style style:name="T121" style:family="text">
      <style:text-properties fo:font-size="11pt" fo:font-style="italic" style:font-size-asian="11pt" style:font-style-asian="italic" style:font-size-complex="11pt" style:font-style-complex="italic"/>
    </style:style>
    <style:style style:name="T122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23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24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25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26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27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28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9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30" style:family="text">
      <style:text-properties officeooo:rsid="00c02a0e"/>
    </style:style>
    <style:style style:name="T131" style:family="text">
      <style:text-properties officeooo:rsid="00c042ca"/>
    </style:style>
    <style:style style:name="T132" style:family="text">
      <style:text-properties officeooo:rsid="00c1cf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/<text:span text:style-name="T43">user</text:span></text:p>
      <text:p text:style-name="P1"/>
      <text:p text:style-name="P59">A co<text:span text:style-name="T44">llection of the users being managed by the Chantico server.</text:span></text:p>
      <text:p text:style-name="P42"/>
      <text:p text:style-name="P2"><text:span text:style-name="T1">Supported Request </text:span><text:span text:style-name="T2">M</text:span><text:span text:style-name="T1">ethods</text:span></text:p>
      <text:p text:style-name="P42"/>
      <text:p text:style-name="P63">GET – Returns a list of managed users</text:p>
      <text:p text:style-name="P43">POST – <text:span text:style-name="T45">Adds a new managed user to the server</text:span></text:p>
      <text:p text:style-name="P43"/>
      <text:p text:style-name="P9"><text:span text:style-name="T1">Supported </text:span><text:span text:style-name="T2">F</text:span><text:span text:style-name="T1">ormats</text:span></text:p>
      <text:p text:style-name="P9"/>
      <text:p text:style-name="P48">json</text:p>
      <text:p text:style-name="P48"/>
      <text:p text:style-name="P144">Authentication</text:p>
      <text:p text:style-name="P9"/>
      <text:p text:style-name="P68">Basic <text:span text:style-name="T46">(Only Chantico root user can list or create users)</text:span></text:p>
      <text:p text:style-name="P69"/>
      <text:p text:style-name="P28">Query Parameters (GET)</text:p>
      <text:p text:style-name="P7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2">Name</text:p>
          </table:table-cell>
          <table:table-cell table:style-name="Table2.A1" office:value-type="string">
            <text:p text:style-name="P168">Inclusion</text:p>
          </table:table-cell>
          <table:table-cell table:style-name="Table2.C1" office:value-type="string">
            <text:p text:style-name="P172">Description</text:p>
          </table:table-cell>
        </table:table-row>
        <table:table-row>
          <table:table-cell table:style-name="Table2.A2" office:value-type="string">
            <text:p text:style-name="P196">page</text:p>
          </table:table-cell>
          <table:table-cell table:style-name="Table2.A2" office:value-type="string">
            <text:p text:style-name="P246">optional</text:p>
          </table:table-cell>
          <table:table-cell table:style-name="Table2.C2" office:value-type="string">
            <text:p text:style-name="P197"><text:span text:style-name="T81">The display </text:span>page of a paginated user list.</text:p>
          </table:table-cell>
        </table:table-row>
        <table:table-row>
          <table:table-cell table:style-name="Table2.A2" office:value-type="string">
            <text:p text:style-name="P196">results</text:p>
          </table:table-cell>
          <table:table-cell table:style-name="Table2.A2" office:value-type="string">
            <text:p text:style-name="P246">optional</text:p>
          </table:table-cell>
          <table:table-cell table:style-name="Table2.C2" office:value-type="string">
            <text:p text:style-name="P198">The number of <text:span text:style-name="T83">users</text:span> <text:span text:style-name="T82">that make up a page.</text:span></text:p>
          </table:table-cell>
        </table:table-row>
      </table:table>
      <text:p text:style-name="P3"/>
      <text:p text:style-name="P24">Arguments <text:span text:style-name="T47">(POST)</text:span>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6">Name</text:p>
          </table:table-cell>
          <table:table-cell table:style-name="Table1.A1" office:value-type="string">
            <text:p text:style-name="P167">Inclusion</text:p>
          </table:table-cell>
          <table:table-cell table:style-name="Table1.C1" office:value-type="string">
            <text:p text:style-name="P166">Description</text:p>
          </table:table-cell>
        </table:table-row>
        <table:table-row>
          <table:table-cell table:style-name="Table1.A2" office:value-type="string">
            <text:p text:style-name="P184">username</text:p>
          </table:table-cell>
          <table:table-cell table:style-name="Table1.A2" office:value-type="string">
            <text:p text:style-name="P185">required</text:p>
          </table:table-cell>
          <table:table-cell table:style-name="Table1.C2" office:value-type="string">
            <text:p text:style-name="P194">A unique string <text:span text:style-name="T48">with which</text:span> to identify this user.</text:p>
          </table:table-cell>
        </table:table-row>
        <table:table-row>
          <table:table-cell table:style-name="Table1.A2" office:value-type="string">
            <text:p text:style-name="P184">authentication</text:p>
          </table:table-cell>
          <table:table-cell table:style-name="Table1.A2" office:value-type="string">
            <text:p text:style-name="P185">required</text:p>
          </table:table-cell>
          <table:table-cell table:style-name="Table1.C2" office:value-type="string">
            <text:p text:style-name="P184">An MD5 <text:span text:style-name="T46">h</text:span>ash of the token <text:span text:style-name="T49">need</text:span>ed to authenticate this user.</text:p>
          </table:table-cell>
        </table:table-row>
        <table:table-row>
          <table:table-cell table:style-name="Table1.A2" office:value-type="string">
            <text:p text:style-name="P162">role</text:p>
          </table:table-cell>
          <table:table-cell table:style-name="Table1.A2" office:value-type="string">
            <text:p text:style-name="P163">required</text:p>
          </table:table-cell>
          <table:table-cell table:style-name="Table1.C2" office:value-type="string">
            <text:p text:style-name="P162">Indicates the type of access <text:span text:style-name="T47">Chantico should request for this user</text:span>.</text:p>
          </table:table-cell>
        </table:table-row>
        <table:table-row>
          <table:table-cell table:style-name="Table1.A2" office:value-type="string">
            <text:p text:style-name="P190">options</text:p>
          </table:table-cell>
          <table:table-cell table:style-name="Table1.A2" office:value-type="string">
            <text:p text:style-name="P192">optional</text:p>
          </table:table-cell>
          <table:table-cell table:style-name="Table1.C2" office:value-type="string">
            <text:p text:style-name="P194"><text:span text:style-name="T63">A</text:span>dditional <text:span text:style-name="T50">directives </text:span>for requesting <text:span text:style-name="T63">API access from the</text:span> server.</text:p>
          </table:table-cell>
        </table:table-row>
      </table:table>
      <text:p text:style-name="P53"/>
      <text:p text:style-name="P33">Response Errors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9">Error</text:p>
          </table:table-cell>
          <table:table-cell table:style-name="Table3.A1" office:value-type="string">
            <text:p text:style-name="P179">Reason</text:p>
          </table:table-cell>
          <table:table-cell table:style-name="Table3.C1" office:value-type="string">
            <text:p text:style-name="P174">Description</text:p>
          </table:table-cell>
        </table:table-row>
        <table:table-row>
          <table:table-cell table:style-name="Table3.A2" office:value-type="string">
            <text:p text:style-name="P202">400</text:p>
          </table:table-cell>
          <table:table-cell table:style-name="Table3.A2" office:value-type="string">
            <text:p text:style-name="P202">Bad Request</text:p>
          </table:table-cell>
          <table:table-cell table:style-name="Table3.C2" office:value-type="string">
            <text:p text:style-name="P206"><text:span text:style-name="T74">The request body is not valid JSON, some </text:span>required arguments have not been supplied, <text:span text:style-name="T132">or access could not be created using the given options directives.</text:span> <text:span text:style-name="T73">(POST only)</text:span>.</text:p>
          </table:table-cell>
        </table:table-row>
        <table:table-row>
          <table:table-cell table:style-name="Table3.A2" office:value-type="string">
            <text:p text:style-name="P202">401</text:p>
          </table:table-cell>
          <table:table-cell table:style-name="Table3.A2" office:value-type="string">
            <text:p text:style-name="P202">Unauthorized</text:p>
          </table:table-cell>
          <table:table-cell table:style-name="Table3.C2" office:value-type="string">
            <text:p text:style-name="P201">The 'Authori<text:span text:style-name="T72">z</text:span>ation' header is missing and must be supplied.</text:p>
          </table:table-cell>
        </table:table-row>
        <table:table-row>
          <table:table-cell table:style-name="Table3.A2" office:value-type="string">
            <text:p text:style-name="P202">403</text:p>
          </table:table-cell>
          <table:table-cell table:style-name="Table3.A2" office:value-type="string">
            <text:p text:style-name="P202">Forbidden</text:p>
          </table:table-cell>
          <table:table-cell table:style-name="Table3.C2" office:value-type="string">
            <text:p text:style-name="P222"><text:span text:style-name="T74">A</text:span>n authorised user <text:span text:style-name="T74">other than the Chantico root</text:span> request<text:span text:style-name="T74">ed</text:span> this resource.</text:p>
          </table:table-cell>
        </table:table-row>
        <table:table-row>
          <table:table-cell table:style-name="Table3.A2" office:value-type="string">
            <text:p text:style-name="P249">404</text:p>
          </table:table-cell>
          <table:table-cell table:style-name="Table3.A2" office:value-type="string">
            <text:p text:style-name="P249">Not Found</text:p>
          </table:table-cell>
          <table:table-cell table:style-name="Table3.C2" office:value-type="string">
            <text:p text:style-name="P252">The page requested in the URI does not exist.</text:p>
          </table:table-cell>
        </table:table-row>
        <table:table-row>
          <table:table-cell table:style-name="Table3.A2" office:value-type="string">
            <text:p text:style-name="P210">405</text:p>
          </table:table-cell>
          <table:table-cell table:style-name="Table3.A2" office:value-type="string">
            <text:p text:style-name="P210">Method Not Allowed</text:p>
          </table:table-cell>
          <table:table-cell table:style-name="Table3.C2" office:value-type="string">
            <text:p text:style-name="P214"><text:span text:style-name="T74">T</text:span>he request method <text:span text:style-name="T74">was not one of:</text:span> GET, POST.</text:p>
          </table:table-cell>
        </table:table-row>
        <table:table-row>
          <table:table-cell table:style-name="Table3.A2" office:value-type="string">
            <text:p text:style-name="P217">406</text:p>
          </table:table-cell>
          <table:table-cell table:style-name="Table3.A2" office:value-type="string">
            <text:p text:style-name="P217">Not Acceptable</text:p>
          </table:table-cell>
          <table:table-cell table:style-name="Table3.C2" office:value-type="string">
            <text:p text:style-name="P296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297">409</text:p>
          </table:table-cell>
          <table:table-cell table:style-name="Table3.A2" office:value-type="string">
            <text:p text:style-name="P297">Conflict</text:p>
          </table:table-cell>
          <table:table-cell table:style-name="Table3.C2" office:value-type="string">
            <text:p text:style-name="P298">Chantico has already registered a user with the given username.</text:p>
          </table:table-cell>
        </table:table-row>
      </table:table>
      <text:p text:style-name="P14"><text:soft-page-break/>Example<text:span text:style-name="T9">s</text:span></text:p>
      <text:p text:style-name="P14"/>
      <text:p text:style-name="P270">GET /user</text:p>
      <text:p text:style-name="P270"/>
      <text:p text:style-name="P270">Response Body:</text:p>
      <text:p text:style-name="P270"/>
      <text:p text:style-name="P273">{</text:p>
      <text:p text:style-name="P131"><text:span text:style-name="T121"><text:tab/>“</text:span><text:span text:style-name="T122">self”:“</text:span><text:a xlink:type="simple" xlink:href="https://api.doga.gov/1.0/templates"><text:span text:style-name="T121">https://api.doga.gov/1.0/</text:span></text:a><text:a xlink:type="simple" xlink:href="https://api.doga.gov/1.0/templates"><text:span text:style-name="T123">user</text:span></text:a><text:a xlink:type="simple" xlink:href="https://api.doga.gov/1.0/templates"><text:span text:style-name="T124">s</text:span></text:a><text:span text:style-name="T125">”,</text:span></text:p>
      <text:p text:style-name="P131"><text:span text:style-name="T125"><text:tab/>“</text:span><text:span text:style-name="T126">next”:”</text:span><text:a xlink:type="simple" xlink:href="https://api.doga.gov/1.0/templates?page=3&amp;results=3"><text:span text:style-name="T121">https://api.doga.gov/1.0/</text:span></text:a><text:a xlink:type="simple" xlink:href="https://api.doga.gov/1.0/templates?page=3&amp;results=3"><text:span text:style-name="T123">user</text:span></text:a><text:a xlink:type="simple" xlink:href="https://api.doga.gov/1.0/templates?page=3&amp;results=3"><text:span text:style-name="T126">s?page</text:span></text:a><text:a xlink:type="simple" xlink:href="https://api.doga.gov/1.0/templates?page=3&amp;results=3"><text:span text:style-name="T127">=</text:span></text:a><text:a xlink:type="simple" xlink:href="https://api.doga.gov/1.0/templates?page=3&amp;results=3"><text:span text:style-name="T123">2</text:span></text:a><text:span text:style-name="T126">”,</text:span></text:p>
      <text:p text:style-name="P275"><text:span text:style-name="T21"><text:tab/>“</text:span><text:span text:style-name="T22">total”: “10</text:span><text:span text:style-name="T23">0</text:span><text:span text:style-name="T22">”,</text:span></text:p>
      <text:p text:style-name="P282"><text:tab/>“users”:[</text:p>
      <text:p text:style-name="P283"><text:tab/><text:tab/><text:span text:style-name="T90">{</text:span></text:p>
      <text:p text:style-name="P114"><text:span text:style-name="T118"><text:tab/><text:tab/><text:tab/></text:span><text:span text:style-name="T119">“self”:“</text:span><text:a xlink:type="simple" xlink:href="https://api.doga.gov/1.0/user/1421427848"><text:span text:style-name="T119">https://api.doga.gov/1.0/</text:span></text:a><text:a xlink:type="simple" xlink:href="https://api.doga.gov/1.0/user/1421427848"><text:span text:style-name="T119">user/1421427848</text:span></text:a><text:span text:style-name="T119">”,</text:span></text:p>
      <text:p text:style-name="P276"><text:span text:style-name="T10"><text:tab/><text:tab/><text:tab/></text:span><text:span text:style-name="T12">“username”:”user_x”,</text:span></text:p>
      <text:p text:style-name="P285"><text:tab/><text:tab/><text:tab/>“<text:span text:style-name="T8">role”:“3”,</text:span></text:p>
      <text:p text:style-name="P95"><text:span text:style-name="T118"><text:tab/><text:tab/><text:tab/>“</text:span><text:span text:style-name="T120">tokens”:“</text:span><text:a xlink:type="simple" xlink:href="https://api.doga.gov/1.0/user/1421427848/tokens"><text:span text:style-name="T120">https://api.doga.gov/1.0/user/1421427848/tokens</text:span></text:a><text:span text:style-name="T120">”</text:span></text:p>
      <text:p text:style-name="P285"><text:tab/><text:tab/><text:span text:style-name="T90">},</text:span></text:p>
      <text:p text:style-name="P285"><text:tab/><text:tab/>…</text:p>
      <text:p text:style-name="P283"><text:tab/><text:span text:style-name="T89">]</text:span></text:p>
      <text:p text:style-name="P273">}</text:p>
      <text:p text:style-name="P271"/>
      <text:p text:style-name="P279"><text:span text:style-name="T84">GET /users?page=4&amp;results=5</text:span></text:p>
      <text:p text:style-name="P286"/>
      <text:p text:style-name="P280">Response Body:</text:p>
      <text:p text:style-name="P280"/>
      <text:p text:style-name="P291">{</text:p>
      <text:p text:style-name="P131"><text:span text:style-name="T121"><text:tab/>“</text:span><text:span text:style-name="T122">self”:“</text:span><text:a xlink:type="simple" xlink:href="https://api.doga.gov/1.0/templates"><text:span text:style-name="T121">https://api.doga.gov/1.0/</text:span></text:a><text:a xlink:type="simple" xlink:href="https://api.doga.gov/1.0/templates"><text:span text:style-name="T128">user</text:span></text:a><text:a xlink:type="simple" xlink:href="https://api.doga.gov/1.0/templates"><text:span text:style-name="T124">s?page=</text:span></text:a><text:a xlink:type="simple" xlink:href="https://api.doga.gov/1.0/templates"><text:span text:style-name="T128">4</text:span></text:a><text:a xlink:type="simple" xlink:href="https://api.doga.gov/1.0/templates"><text:span text:style-name="T124">&amp;results</text:span></text:a><text:a xlink:type="simple" xlink:href="https://api.doga.gov/1.0/templates"><text:span text:style-name="T128">=5</text:span></text:a><text:span text:style-name="T125">”,</text:span></text:p>
      <text:p text:style-name="P131"><text:span text:style-name="T125"><text:tab/>“</text:span><text:span text:style-name="T127">prev</text:span><text:span text:style-name="T126">”:”</text:span><text:a xlink:type="simple" xlink:href="https://api.doga.gov/1.0/templates"><text:span text:style-name="T125">https://api.doga.gov/1.0/</text:span></text:a><text:a xlink:type="simple" xlink:href="https://api.doga.gov/1.0/templates"><text:span text:style-name="T128">user</text:span></text:a><text:a xlink:type="simple" xlink:href="https://api.doga.gov/1.0/templates"><text:span text:style-name="T126">s?page</text:span></text:a><text:a xlink:type="simple" xlink:href="https://api.doga.gov/1.0/templates"><text:span text:style-name="T127">=</text:span></text:a><text:a xlink:type="simple" xlink:href="https://api.doga.gov/1.0/templates"><text:span text:style-name="T128">3</text:span></text:a><text:a xlink:type="simple" xlink:href="https://api.doga.gov/1.0/templates"><text:span text:style-name="T127">&amp;results</text:span></text:a><text:a xlink:type="simple" xlink:href="https://api.doga.gov/1.0/templates"><text:span text:style-name="T128">=5</text:span></text:a><text:span text:style-name="T126">”,</text:span></text:p>
      <text:p text:style-name="P131"><text:span text:style-name="T125"><text:tab/>“</text:span><text:span text:style-name="T126">next”:”</text:span><text:a xlink:type="simple" xlink:href="https://api.doga.gov/1.0/templates?page=3&amp;results=3"><text:span text:style-name="T121">https://api.doga.gov/1.0/</text:span></text:a><text:a xlink:type="simple" xlink:href="https://api.doga.gov/1.0/templates?page=3&amp;results=3"><text:span text:style-name="T128">user</text:span></text:a><text:a xlink:type="simple" xlink:href="https://api.doga.gov/1.0/templates?page=3&amp;results=3"><text:span text:style-name="T126">s?page</text:span></text:a><text:a xlink:type="simple" xlink:href="https://api.doga.gov/1.0/templates?page=3&amp;results=3"><text:span text:style-name="T127">=</text:span></text:a><text:a xlink:type="simple" xlink:href="https://api.doga.gov/1.0/templates?page=3&amp;results=3"><text:span text:style-name="T128">5</text:span></text:a><text:a xlink:type="simple" xlink:href="https://api.doga.gov/1.0/templates?page=3&amp;results=3"><text:span text:style-name="T127">&amp;results</text:span></text:a><text:a xlink:type="simple" xlink:href="https://api.doga.gov/1.0/templates?page=3&amp;results=3"><text:span text:style-name="T128">=5</text:span></text:a><text:span text:style-name="T126">”,</text:span></text:p>
      <text:p text:style-name="P275"><text:span text:style-name="T21"><text:tab/>“</text:span><text:span text:style-name="T22">total”: “1</text:span><text:span text:style-name="T24">0</text:span><text:span text:style-name="T22">0”,</text:span></text:p>
      <text:p text:style-name="P295"><text:span text:style-name="T85"><text:tab/>“</text:span><text:span text:style-name="T88">user</text:span><text:span text:style-name="T86">s</text:span><text:span text:style-name="T87">”:</text:span><text:span text:style-name="T86">[</text:span></text:p>
      <text:p text:style-name="P284"><text:tab/><text:tab/><text:span text:style-name="T90">{</text:span></text:p>
      <text:p text:style-name="P115"><text:span text:style-name="T118"><text:tab/><text:tab/><text:tab/></text:span><text:span text:style-name="T119">“self”:“</text:span><text:a xlink:type="simple" xlink:href="https://api.doga.gov/1.0/user/1421427848"><text:span text:style-name="T119">https://api.doga.gov/1.0/</text:span></text:a><text:a xlink:type="simple" xlink:href="https://api.doga.gov/1.0/user/1421427848"><text:span text:style-name="T119">user/3092845734</text:span></text:a><text:span text:style-name="T119">”,</text:span></text:p>
      <text:p text:style-name="P277"><text:span text:style-name="T10"><text:tab/><text:tab/><text:tab/></text:span><text:span text:style-name="T12">“username”:”user_x”,</text:span></text:p>
      <text:p text:style-name="P287"><text:tab/><text:tab/><text:tab/>“<text:span text:style-name="T8">role”:“3”,</text:span></text:p>
      <text:p text:style-name="P96"><text:span text:style-name="T118"><text:tab/><text:tab/><text:tab/>“</text:span><text:span text:style-name="T120">tokens”:“</text:span><text:a xlink:type="simple" xlink:href="https://api.doga.gov/1.0/user/1421427848/tokens"><text:span text:style-name="T120">https://api.doga.gov/1.0/user/3902845734/tokens</text:span></text:a><text:span text:style-name="T120">”</text:span></text:p>
      <text:p text:style-name="P287"><text:tab/><text:tab/><text:span text:style-name="T90">},</text:span></text:p>
      <text:p text:style-name="P287"><text:tab/><text:tab/>…</text:p>
      <text:p text:style-name="P293"><text:tab/>]</text:p>
      <text:p text:style-name="P274"><text:span text:style-name="T10">}</text:span></text:p>
      <text:p text:style-name="P274"/>
      <text:p text:style-name="P274"><text:span text:style-name="T57">POST /</text:span><text:span text:style-name="T58">user</text:span></text:p>
      <text:p text:style-name="P272"/>
      <text:p text:style-name="P272">Request <text:span text:style-name="T8">Body</text:span>:</text:p>
      <text:p text:style-name="P288">{</text:p>
      <text:p text:style-name="P289"><text:tab/>“<text:span text:style-name="T52">username”:”user_x”</text:span></text:p>
      <text:p text:style-name="P294"><text:tab/>“password”:”5f4dcc3b5aa765d61d8327deb882cf99”</text:p>
      <text:p text:style-name="P289"><text:tab/>“<text:span text:style-name="T8">role”:“3”</text:span></text:p>
      <text:p text:style-name="P288">}</text:p>
      <text:p text:style-name="P288"/>
      <text:p text:style-name="P281">Response Body:</text:p>
      <text:p text:style-name="P292">{</text:p>
      <text:p text:style-name="P126"><text:span text:style-name="T121"><text:tab/>“self”:“</text:span><text:a xlink:type="simple" xlink:href="https://api.doga.gov/1.0/user/1421427848"><text:span text:style-name="T121">https://api.doga.gov/1.0/</text:span></text:a><text:a xlink:type="simple" xlink:href="https://api.doga.gov/1.0/user/1421427848"><text:span text:style-name="T129">user/1421427848</text:span></text:a><text:span text:style-name="T129">”</text:span><text:span text:style-name="T121">,</text:span></text:p>
      <text:p text:style-name="P278"><text:span text:style-name="T10"><text:tab/></text:span><text:span text:style-name="T12">“username”:”user_x”,</text:span></text:p>
      <text:p text:style-name="P290"><text:tab/>“<text:span text:style-name="T8">role”:“3”,</text:span></text:p>
      <text:p text:style-name="P89"><text:span text:style-name="T118"><text:tab/>“</text:span><text:span text:style-name="T120">tokens”:“</text:span><text:a xlink:type="simple" xlink:href="https://api.doga.gov/1.0/user/1421427848"><text:span text:style-name="T120">https://api.doga.gov/1.0/user/1421427848/tokens</text:span></text:a><text:span text:style-name="T120">”</text:span></text:p>
      <text:p text:style-name="P292">}</text:p>
      <text:p text:style-name="P261">/<text:span text:style-name="T43">user/{user_id}</text:span></text:p>
      <text:p text:style-name="P23"/>
      <text:p text:style-name="P60">A <text:span text:style-name="T54">user who's API access is being managed by Chantico.</text:span></text:p>
      <text:p text:style-name="P44"/>
      <text:p text:style-name="P4"><text:span text:style-name="T1">Supported Request </text:span><text:span text:style-name="T2">M</text:span><text:span text:style-name="T1">ethods</text:span></text:p>
      <text:p text:style-name="P44"/>
      <text:p text:style-name="P64">GET – Returns <text:span text:style-name="T54">a representation of the user resource</text:span></text:p>
      <text:p text:style-name="P44">P<text:span text:style-name="T54">UT</text:span> – <text:span text:style-name="T54">Modifies an existing user resource</text:span></text:p>
      <text:p text:style-name="P77">DELETE – Deletes a user resource, thereby revoking its API access.</text:p>
      <text:p text:style-name="P44"/>
      <text:p text:style-name="P10"><text:span text:style-name="T1">Supported </text:span><text:span text:style-name="T2">F</text:span><text:span text:style-name="T1">ormats</text:span></text:p>
      <text:p text:style-name="P10"/>
      <text:p text:style-name="P49">json</text:p>
      <text:p text:style-name="P49"/>
      <text:p text:style-name="P145">Authentication</text:p>
      <text:p text:style-name="P10"/>
      <text:p text:style-name="P70">Basic</text:p>
      <text:p text:style-name="P4"/>
      <text:p text:style-name="P25">Arguments <text:span text:style-name="T47">(PUT)</text:span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3">Name</text:p>
          </table:table-cell>
          <table:table-cell table:style-name="Table4.A1" office:value-type="string">
            <text:p text:style-name="P169">Inclusion</text:p>
          </table:table-cell>
          <table:table-cell table:style-name="Table4.C1" office:value-type="string">
            <text:p text:style-name="P173">Description</text:p>
          </table:table-cell>
        </table:table-row>
        <table:table-row>
          <table:table-cell table:style-name="Table4.A2" office:value-type="string">
            <text:p text:style-name="P189">username</text:p>
          </table:table-cell>
          <table:table-cell table:style-name="Table4.A2" office:value-type="string">
            <text:p text:style-name="P186">required</text:p>
          </table:table-cell>
          <table:table-cell table:style-name="Table4.C2" office:value-type="string">
            <text:p text:style-name="P195">A unique string <text:span text:style-name="T48">with which</text:span> to identify this user.</text:p>
          </table:table-cell>
        </table:table-row>
        <table:table-row>
          <table:table-cell table:style-name="Table4.A2" office:value-type="string">
            <text:p text:style-name="P189">authentication</text:p>
          </table:table-cell>
          <table:table-cell table:style-name="Table4.A2" office:value-type="string">
            <text:p text:style-name="P186">required</text:p>
          </table:table-cell>
          <table:table-cell table:style-name="Table4.C2" office:value-type="string">
            <text:p text:style-name="P189">An MD5 <text:span text:style-name="T46">h</text:span>ash of the token <text:span text:style-name="T49">need</text:span>ed to authenticate this user.</text:p>
          </table:table-cell>
        </table:table-row>
        <table:table-row>
          <table:table-cell table:style-name="Table4.A2" office:value-type="string">
            <text:p text:style-name="P165">role</text:p>
          </table:table-cell>
          <table:table-cell table:style-name="Table4.A2" office:value-type="string">
            <text:p text:style-name="P164">required</text:p>
          </table:table-cell>
          <table:table-cell table:style-name="Table4.C2" office:value-type="string">
            <text:p text:style-name="P165">Indicates the type of access <text:span text:style-name="T47">Chantico should request for this user</text:span>.</text:p>
          </table:table-cell>
        </table:table-row>
        <table:table-row>
          <table:table-cell table:style-name="Table4.A2" office:value-type="string">
            <text:p text:style-name="P191">options</text:p>
          </table:table-cell>
          <table:table-cell table:style-name="Table4.A2" office:value-type="string">
            <text:p text:style-name="P193">optional</text:p>
          </table:table-cell>
          <table:table-cell table:style-name="Table4.C2" office:value-type="string">
            <text:p text:style-name="P195">Provides additional <text:span text:style-name="T50">directives </text:span>for Chantico to use when <text:span text:style-name="T55">modifying the</text:span> user<text:span text:style-name="T55">'s</text:span> <text:span text:style-name="T55">API </text:span>access.</text:p>
          </table:table-cell>
        </table:table-row>
      </table:table>
      <text:p text:style-name="P54"/>
      <text:p text:style-name="P34">Response Errors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80">Error</text:p>
          </table:table-cell>
          <table:table-cell table:style-name="Table5.A1" office:value-type="string">
            <text:p text:style-name="P180">Reason</text:p>
          </table:table-cell>
          <table:table-cell table:style-name="Table5.C1" office:value-type="string">
            <text:p text:style-name="P175">Description</text:p>
          </table:table-cell>
        </table:table-row>
        <table:table-row>
          <table:table-cell table:style-name="Table5.A2" office:value-type="string">
            <text:p text:style-name="P202">400</text:p>
          </table:table-cell>
          <table:table-cell table:style-name="Table5.A2" office:value-type="string">
            <text:p text:style-name="P202">Bad Request</text:p>
          </table:table-cell>
          <table:table-cell table:style-name="Table5.C2" office:value-type="string">
            <text:p text:style-name="P302"><text:span text:style-name="T74">The request body is not valid JSON,</text:span> <text:span text:style-name="T73">some </text:span>required arguments have not been supplied <text:span text:style-name="T132">or access could not be created using the given options directives.</text:span> <text:span text:style-name="T73">(PUT only)</text:span>.</text:p>
          </table:table-cell>
        </table:table-row>
        <table:table-row>
          <table:table-cell table:style-name="Table5.A2" office:value-type="string">
            <text:p text:style-name="P202">401</text:p>
          </table:table-cell>
          <table:table-cell table:style-name="Table5.A2" office:value-type="string">
            <text:p text:style-name="P202">Unauthorized</text:p>
          </table:table-cell>
          <table:table-cell table:style-name="Table5.C2" office:value-type="string">
            <text:p text:style-name="P201">The 'Authori<text:span text:style-name="T72">z</text:span>ation' header is missing and must be supplied.</text:p>
          </table:table-cell>
        </table:table-row>
        <table:table-row>
          <table:table-cell table:style-name="Table5.A2" office:value-type="string">
            <text:p text:style-name="P202">403</text:p>
          </table:table-cell>
          <table:table-cell table:style-name="Table5.A2" office:value-type="string">
            <text:p text:style-name="P202">Forbidden</text:p>
          </table:table-cell>
          <table:table-cell table:style-name="Table5.C2" office:value-type="string">
            <text:p text:style-name="P299"><text:span text:style-name="T131">The provided authentication tokens do not match this user</text:span> <text:span text:style-name="T112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29">404</text:p>
          </table:table-cell>
          <table:table-cell table:style-name="Table5.A2" office:value-type="string">
            <text:p text:style-name="P229">Not Found</text:p>
          </table:table-cell>
          <table:table-cell table:style-name="Table5.C2" office:value-type="string">
            <text:p text:style-name="P233"><text:span text:style-name="T76">No</text:span> user resource presently exist<text:span text:style-name="T76">s at the request URI</text:span>.</text:p>
          </table:table-cell>
        </table:table-row>
        <table:table-row>
          <table:table-cell table:style-name="Table5.A2" office:value-type="string">
            <text:p text:style-name="P210">405</text:p>
          </table:table-cell>
          <table:table-cell table:style-name="Table5.A2" office:value-type="string">
            <text:p text:style-name="P210">Method Not Allowed</text:p>
          </table:table-cell>
          <table:table-cell table:style-name="Table5.C2" office:value-type="string">
            <text:p text:style-name="P214"><text:span text:style-name="T74">T</text:span>he request method <text:span text:style-name="T74">was not one of:</text:span> GET, <text:span text:style-name="T75">PUT, DELETE</text:span>.</text:p>
          </table:table-cell>
        </table:table-row>
        <table:table-row>
          <table:table-cell table:style-name="Table5.A2" office:value-type="string">
            <text:p text:style-name="P217">406</text:p>
          </table:table-cell>
          <table:table-cell table:style-name="Table5.A2" office:value-type="string">
            <text:p text:style-name="P217">Not Acceptable</text:p>
          </table:table-cell>
          <table:table-cell table:style-name="Table5.C2" office:value-type="string">
            <text:p text:style-name="P296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21">409</text:p>
          </table:table-cell>
          <table:table-cell table:style-name="Table5.A2" office:value-type="string">
            <text:p text:style-name="P221">Conflict</text:p>
          </table:table-cell>
          <table:table-cell table:style-name="Table5.C2" office:value-type="string">
            <text:p text:style-name="P298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37">410</text:p>
          </table:table-cell>
          <table:table-cell table:style-name="Table5.A2" office:value-type="string">
            <text:p text:style-name="P237">Gone</text:p>
          </table:table-cell>
          <table:table-cell table:style-name="Table5.C2" office:value-type="string">
            <text:p text:style-name="P241">A user resource <text:span text:style-name="T77">o</text:span>nce existed <text:span text:style-name="T77">at this URI</text:span>, but does not any more, <text:span text:style-name="T78">and will not at any point in the future</text:span>.</text:p>
          </table:table-cell>
        </table:table-row>
        <table:table-row>
          <table:table-cell table:style-name="Table5.A2" office:value-type="string">
            <text:p text:style-name="P221">412</text:p>
          </table:table-cell>
          <table:table-cell table:style-name="Table5.A2" office:value-type="string">
            <text:p text:style-name="P221">Precondition Failed</text:p>
          </table:table-cell>
          <table:table-cell table:style-name="Table5.C2" office:value-type="string">
            <text:p text:style-name="P228">The user's state has changed since the specified Modified-Date and ETag were issued.</text:p>
          </table:table-cell>
        </table:table-row>
      </table:table>
      <text:p text:style-name="P20"/>
      <text:p text:style-name="P15"><text:soft-page-break/>Example<text:span text:style-name="T9">s</text:span></text:p>
      <text:p text:style-name="P15"/>
      <text:p text:style-name="P157"><text:span text:style-name="T56">GE</text:span><text:span text:style-name="T57">T /</text:span><text:span text:style-name="T58">user/</text:span><text:span text:style-name="T42">1421427848</text:span></text:p>
      <text:p text:style-name="P90"/>
      <text:p text:style-name="P119">Response Body:</text:p>
      <text:p text:style-name="P119"/>
      <text:p text:style-name="P102">{</text:p>
      <text:p text:style-name="P127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27"><text:span text:style-name="T10"><text:tab/></text:span><text:span text:style-name="T12">“username”:”user_x”,</text:span></text:p>
      <text:p text:style-name="P90"><text:tab/>“<text:span text:style-name="T8">role”:“3”,</text:span></text:p>
      <text:p text:style-name="P90"><text:tab/>“<text:span text:style-name="T53">tokens”:“</text:span><text:a xlink:type="simple" xlink:href="https://api.doga.gov/1.0/user/1421427848"><text:span text:style-name="T53">https://api.doga.gov/1.0/user/1421427848/tokens</text:span></text:a><text:span text:style-name="T53">”</text:span></text:p>
      <text:p text:style-name="P149">}</text:p>
      <text:p text:style-name="P149"/>
      <text:p text:style-name="P6"><text:span text:style-name="T55">PUT /user/</text:span><text:span text:style-name="T11">1421427848</text:span></text:p>
      <text:p text:style-name="P16"/>
      <text:p text:style-name="P16">Request <text:span text:style-name="T8">Body</text:span>:</text:p>
      <text:p text:style-name="P16"/>
      <text:p text:style-name="P91">{</text:p>
      <text:p text:style-name="P91"><text:tab/>“<text:span text:style-name="T52">username”:”user_y”</text:span></text:p>
      <text:p text:style-name="P109"><text:tab/>“password”:”<text:span text:style-name="T62">ac1ef17c2db40995e9fdd40b04a5a649</text:span>”</text:p>
      <text:p text:style-name="P91"><text:tab/>“<text:span text:style-name="T8">role”:“3”,</text:span></text:p>
      <text:p text:style-name="P110"><text:tab/>“options”:</text:p>
      <text:p text:style-name="P110"><text:tab/>{</text:p>
      <text:p text:style-name="P110"><text:tab/><text:tab/>“rate-limit”:”1000”</text:p>
      <text:p text:style-name="P110"><text:tab/>}</text:p>
      <text:p text:style-name="P91">}</text:p>
      <text:p text:style-name="P91"/>
      <text:p text:style-name="P120">Response Body:</text:p>
      <text:p text:style-name="P120"/>
      <text:p text:style-name="P103">{</text:p>
      <text:p text:style-name="P128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28"><text:span text:style-name="T10"><text:tab/></text:span><text:span text:style-name="T12">“username”:”user_</text:span><text:span text:style-name="T16">y</text:span><text:span text:style-name="T12">”,</text:span></text:p>
      <text:p text:style-name="P91"><text:tab/>“<text:span text:style-name="T8">role”:“3”,</text:span></text:p>
      <text:p text:style-name="P91"><text:tab/>“<text:span text:style-name="T53">tokens”:“</text:span><text:a xlink:type="simple" xlink:href="https://api.doga.gov/1.0/user/1421427848"><text:span text:style-name="T53">https://api.doga.gov/1.0/user/1421427848/tokens</text:span></text:a><text:span text:style-name="T53">”</text:span></text:p>
      <text:p text:style-name="P152">}</text:p>
      <text:p text:style-name="P17"/>
      <text:p text:style-name="P158"><text:span text:style-name="T59">DELETE</text:span><text:span text:style-name="T57"> /</text:span><text:span text:style-name="T58">user/</text:span><text:span text:style-name="T42">1421427848</text:span></text:p>
      <text:p text:style-name="P92"/>
      <text:p text:style-name="P121">Response Body:</text:p>
      <text:p text:style-name="P121"/>
      <text:p text:style-name="P104">{</text:p>
      <text:p text:style-name="P129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52">}</text:p>
      <text:p text:style-name="P262">/<text:span text:style-name="T43">user/{user_id}/tokens</text:span></text:p>
      <text:p text:style-name="P31"/>
      <text:p text:style-name="P80">Valid API access tokens for the specified user. Read-Only.</text:p>
      <text:p text:style-name="P45"/>
      <text:p text:style-name="P5"><text:span text:style-name="T1">Supported Request </text:span><text:span text:style-name="T2">M</text:span><text:span text:style-name="T1">ethods</text:span></text:p>
      <text:p text:style-name="P45"/>
      <text:p text:style-name="P65">GET – Returns <text:span text:style-name="T130">the most recent set of API tokens for the user.</text:span></text:p>
      <text:p text:style-name="P45"/>
      <text:p text:style-name="P11"><text:span text:style-name="T1">Supported </text:span><text:span text:style-name="T2">F</text:span><text:span text:style-name="T1">ormats</text:span></text:p>
      <text:p text:style-name="P11"/>
      <text:p text:style-name="P50">json</text:p>
      <text:p text:style-name="P50"/>
      <text:p text:style-name="P146">Authentication</text:p>
      <text:p text:style-name="P11"/>
      <text:p text:style-name="P71">Basic</text:p>
      <text:p text:style-name="P55"/>
      <text:p text:style-name="P32">Query Parameters</text:p>
      <text:p text:style-name="P32"/>
      <text:p text:style-name="P81">None</text:p>
      <text:p text:style-name="P81"/>
      <text:p text:style-name="P32">Arguments</text:p>
      <text:p text:style-name="P81"/>
      <text:p text:style-name="P81">None</text:p>
      <text:p text:style-name="P56"/>
      <text:p text:style-name="P35">Response Errors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81">Error</text:p>
          </table:table-cell>
          <table:table-cell table:style-name="Table6.A1" office:value-type="string">
            <text:p text:style-name="P181">Reason</text:p>
          </table:table-cell>
          <table:table-cell table:style-name="Table6.C1" office:value-type="string">
            <text:p text:style-name="P176">Description</text:p>
          </table:table-cell>
        </table:table-row>
        <table:table-row>
          <table:table-cell table:style-name="Table6.A2" office:value-type="string">
            <text:p text:style-name="P203">401</text:p>
          </table:table-cell>
          <table:table-cell table:style-name="Table6.A2" office:value-type="string">
            <text:p text:style-name="P203">Unauthorized</text:p>
          </table:table-cell>
          <table:table-cell table:style-name="Table6.C2" office:value-type="string">
            <text:p text:style-name="P207">The 'Authori<text:span text:style-name="T72">z</text:span>ation' header is missing and must be supplied.</text:p>
          </table:table-cell>
        </table:table-row>
        <table:table-row>
          <table:table-cell table:style-name="Table6.A2" office:value-type="string">
            <text:p text:style-name="P203">403</text:p>
          </table:table-cell>
          <table:table-cell table:style-name="Table6.A2" office:value-type="string">
            <text:p text:style-name="P203">Forbidden</text:p>
          </table:table-cell>
          <table:table-cell table:style-name="Table6.C2" office:value-type="string">
            <text:p text:style-name="P300"><text:span text:style-name="T74">An authorised user other than the Chantico root requested this resource.</text:span></text:p>
          </table:table-cell>
        </table:table-row>
        <table:table-row>
          <table:table-cell table:style-name="Table6.A2" office:value-type="string">
            <text:p text:style-name="P230">404</text:p>
          </table:table-cell>
          <table:table-cell table:style-name="Table6.A2" office:value-type="string">
            <text:p text:style-name="P230">Not Found</text:p>
          </table:table-cell>
          <table:table-cell table:style-name="Table6.C2" office:value-type="string">
            <text:p text:style-name="P234"><text:span text:style-name="T76">No user </text:span>resource presently exist<text:span text:style-name="T113">s</text:span> <text:span text:style-name="T79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11">405</text:p>
          </table:table-cell>
          <table:table-cell table:style-name="Table6.A2" office:value-type="string">
            <text:p text:style-name="P211">Method Not Allowed</text:p>
          </table:table-cell>
          <table:table-cell table:style-name="Table6.C2" office:value-type="string">
            <text:p text:style-name="P245">A non-GET request was received by the <text:span text:style-name="T80">s</text:span>erver</text:p>
          </table:table-cell>
        </table:table-row>
        <table:table-row>
          <table:table-cell table:style-name="Table6.A2" office:value-type="string">
            <text:p text:style-name="P218">406</text:p>
          </table:table-cell>
          <table:table-cell table:style-name="Table6.A2" office:value-type="string">
            <text:p text:style-name="P218">Not Acceptable</text:p>
          </table:table-cell>
          <table:table-cell table:style-name="Table6.C2" office:value-type="string">
            <text:p text:style-name="P303"><text:span text:style-name="T74">A</text:span>n authorised user <text:span text:style-name="T74">other than the Chantico root</text:span> request<text:span text:style-name="T74">ed</text:span> this resource.</text:p>
          </table:table-cell>
        </table:table-row>
        <table:table-row>
          <table:table-cell table:style-name="Table6.A2" office:value-type="string">
            <text:p text:style-name="P238">410</text:p>
          </table:table-cell>
          <table:table-cell table:style-name="Table6.A2" office:value-type="string">
            <text:p text:style-name="P238">Gone</text:p>
          </table:table-cell>
          <table:table-cell table:style-name="Table6.C2" office:value-type="string">
            <text:p text:style-name="P242">A <text:span text:style-name="T80">token</text:span> resource <text:span text:style-name="T77">o</text:span>nce existed <text:span text:style-name="T77">at this URI</text:span>, but does not any more, <text:span text:style-name="T78">and will not at any point in the future</text:span>.</text:p>
          </table:table-cell>
        </table:table-row>
      </table:table>
      <text:p text:style-name="P153"/>
      <text:p text:style-name="P106"/>
      <text:p text:style-name="P125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265">Example<text:span text:style-name="T9">s</text:span></text:p>
      <text:p text:style-name="P18"/>
      <text:p text:style-name="P19"><text:span text:style-name="T65">GE</text:span>T /<text:span text:style-name="T51">user/</text:span><text:span text:style-name="T11">1421427848</text:span><text:span text:style-name="T66">/tokens</text:span></text:p>
      <text:p text:style-name="P93"/>
      <text:p text:style-name="P122">Response Body:</text:p>
      <text:p text:style-name="P122"/>
      <text:p text:style-name="P105">{</text:p>
      <text:p text:style-name="P94"><text:tab/>“<text:span text:style-name="T71">self”:“</text:span><text:a xlink:type="simple" xlink:href="https://api.doga.gov/1.0/user/1421427848/tokens"><text:span text:style-name="T71">https://api.doga.gov/1.0/user/1421427848/tokens</text:span></text:a><text:span text:style-name="T71">”,</text:span></text:p>
      <text:p text:style-name="P130"><text:tab/>"key":“bb0af43cf49de09df611a79e03c92673“,</text:p>
      <text:p text:style-name="P111"><text:tab/>“secret”:”774fcb8ae72e4ecce0725a52100ca7fc“</text:p>
      <text:p text:style-name="P154">}</text:p>
      <text:p text:style-name="P263">/<text:span text:style-name="T91">whitelist</text:span></text:p>
      <text:p text:style-name="P40"/>
      <text:p text:style-name="P61">A co<text:span text:style-name="T44">llection of IP addresses that are approved to send requests to Chantico. If the whitelist is empty, all incoming requests from non-blacklisted IPs will be honoured.</text:span></text:p>
      <text:p text:style-name="P46"/>
      <text:p text:style-name="P7"><text:span text:style-name="T1">Supported Request </text:span><text:span text:style-name="T2">M</text:span><text:span text:style-name="T1">ethods</text:span></text:p>
      <text:p text:style-name="P46"/>
      <text:p text:style-name="P66">GET – Returns a list of <text:span text:style-name="T92">whitelisted IPs</text:span></text:p>
      <text:p text:style-name="P46">POST – <text:span text:style-name="T45">Adds a new IP address to the whitelist</text:span></text:p>
      <text:p text:style-name="P46"/>
      <text:p text:style-name="P12"><text:span text:style-name="T1">Supported </text:span><text:span text:style-name="T2">F</text:span><text:span text:style-name="T1">ormats</text:span></text:p>
      <text:p text:style-name="P12"/>
      <text:p text:style-name="P51">json</text:p>
      <text:p text:style-name="P51"/>
      <text:p text:style-name="P147">Authentication</text:p>
      <text:p text:style-name="P12"/>
      <text:p text:style-name="P72">Basic <text:span text:style-name="T46">(Only Chantico root user can view or modify the whitelist)</text:span></text:p>
      <text:p text:style-name="P72"/>
      <text:p text:style-name="P29">Query Parameters (GET)</text:p>
      <text:p text:style-name="P7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77">Name</text:p>
          </table:table-cell>
          <table:table-cell table:style-name="Table7.A1" office:value-type="string">
            <text:p text:style-name="P170">Inclusion</text:p>
          </table:table-cell>
          <table:table-cell table:style-name="Table7.C1" office:value-type="string">
            <text:p text:style-name="P177">Description</text:p>
          </table:table-cell>
        </table:table-row>
        <table:table-row>
          <table:table-cell table:style-name="Table7.A2" office:value-type="string">
            <text:p text:style-name="P199">page</text:p>
          </table:table-cell>
          <table:table-cell table:style-name="Table7.A2" office:value-type="string">
            <text:p text:style-name="P247">optional</text:p>
          </table:table-cell>
          <table:table-cell table:style-name="Table7.C2" office:value-type="string">
            <text:p text:style-name="P199"><text:span text:style-name="T81">The display </text:span>page of a paginated <text:span text:style-name="T93">white</text:span>list.</text:p>
          </table:table-cell>
        </table:table-row>
        <table:table-row>
          <table:table-cell table:style-name="Table7.A2" office:value-type="string">
            <text:p text:style-name="P199">results</text:p>
          </table:table-cell>
          <table:table-cell table:style-name="Table7.A2" office:value-type="string">
            <text:p text:style-name="P247">optional</text:p>
          </table:table-cell>
          <table:table-cell table:style-name="Table7.C2" office:value-type="string">
            <text:p text:style-name="P199">The number of <text:span text:style-name="T93">IPs</text:span> <text:span text:style-name="T82">that make up a page.</text:span></text:p>
          </table:table-cell>
        </table:table-row>
      </table:table>
      <text:p text:style-name="P7"/>
      <text:p text:style-name="P26">Arguments <text:span text:style-name="T47">(POST)</text:span>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77">Name</text:p>
          </table:table-cell>
          <table:table-cell table:style-name="Table8.A1" office:value-type="string">
            <text:p text:style-name="P170">Inclusion</text:p>
          </table:table-cell>
          <table:table-cell table:style-name="Table8.C1" office:value-type="string">
            <text:p text:style-name="P177">Description</text:p>
          </table:table-cell>
        </table:table-row>
        <table:table-row>
          <table:table-cell table:style-name="Table8.A2" office:value-type="string">
            <text:p text:style-name="P255">ip</text:p>
          </table:table-cell>
          <table:table-cell table:style-name="Table8.A2" office:value-type="string">
            <text:p text:style-name="P187">required</text:p>
          </table:table-cell>
          <table:table-cell table:style-name="Table8.C2" office:value-type="string">
            <text:p text:style-name="P255">The IP address to be added to the whitelist.</text:p>
          </table:table-cell>
        </table:table-row>
      </table:table>
      <text:p text:style-name="P57"/>
      <text:p text:style-name="P36">Response Errors</text:p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82">Error</text:p>
          </table:table-cell>
          <table:table-cell table:style-name="Table9.A1" office:value-type="string">
            <text:p text:style-name="P182">Reason</text:p>
          </table:table-cell>
          <table:table-cell table:style-name="Table9.C1" office:value-type="string">
            <text:p text:style-name="P177">Description</text:p>
          </table:table-cell>
        </table:table-row>
        <table:table-row>
          <table:table-cell table:style-name="Table9.A2" office:value-type="string">
            <text:p text:style-name="P204">400</text:p>
          </table:table-cell>
          <table:table-cell table:style-name="Table9.A2" office:value-type="string">
            <text:p text:style-name="P204">Bad Request</text:p>
          </table:table-cell>
          <table:table-cell table:style-name="Table9.C2" office:value-type="string">
            <text:p text:style-name="P208"><text:span text:style-name="T74">The request body is not valid JSON or</text:span> <text:span text:style-name="T94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04">401</text:p>
          </table:table-cell>
          <table:table-cell table:style-name="Table9.A2" office:value-type="string">
            <text:p text:style-name="P204">Unauthorized</text:p>
          </table:table-cell>
          <table:table-cell table:style-name="Table9.C2" office:value-type="string">
            <text:p text:style-name="P208">The 'Authori<text:span text:style-name="T72">z</text:span>ation' header is missing and must be supplied.</text:p>
          </table:table-cell>
        </table:table-row>
        <table:table-row>
          <table:table-cell table:style-name="Table9.A2" office:value-type="string">
            <text:p text:style-name="P204">403</text:p>
          </table:table-cell>
          <table:table-cell table:style-name="Table9.A2" office:value-type="string">
            <text:p text:style-name="P204">Forbidden</text:p>
          </table:table-cell>
          <table:table-cell table:style-name="Table9.C2" office:value-type="string">
            <text:p text:style-name="P223"><text:span text:style-name="T74">A</text:span> user <text:span text:style-name="T74">other than the Chantico root</text:span> request<text:span text:style-name="T74">ed</text:span> this resource.</text:p>
          </table:table-cell>
        </table:table-row>
        <table:table-row>
          <table:table-cell table:style-name="Table9.A2" office:value-type="string">
            <text:p text:style-name="P250">404</text:p>
          </table:table-cell>
          <table:table-cell table:style-name="Table9.A2" office:value-type="string">
            <text:p text:style-name="P250">Not Found</text:p>
          </table:table-cell>
          <table:table-cell table:style-name="Table9.C2" office:value-type="string">
            <text:p text:style-name="P253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12">405</text:p>
          </table:table-cell>
          <table:table-cell table:style-name="Table9.A2" office:value-type="string">
            <text:p text:style-name="P212">Method Not Allowed</text:p>
          </table:table-cell>
          <table:table-cell table:style-name="Table9.C2" office:value-type="string">
            <text:p text:style-name="P215"><text:span text:style-name="T74">T</text:span>he request method <text:span text:style-name="T74">was not one of:</text:span> GET, POST.</text:p>
          </table:table-cell>
        </table:table-row>
        <table:table-row>
          <table:table-cell table:style-name="Table9.A2" office:value-type="string">
            <text:p text:style-name="P219">406</text:p>
          </table:table-cell>
          <table:table-cell table:style-name="Table9.A2" office:value-type="string">
            <text:p text:style-name="P219">Not Acceptable</text:p>
          </table:table-cell>
          <table:table-cell table:style-name="Table9.C2" office:value-type="string">
            <text:p text:style-name="P226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57">409</text:p>
          </table:table-cell>
          <table:table-cell table:style-name="Table9.A2" office:value-type="string">
            <text:p text:style-name="P257">Conflict</text:p>
          </table:table-cell>
          <table:table-cell table:style-name="Table9.C2" office:value-type="string">
            <text:p text:style-name="P259">The given IP address is already whitelisted.</text:p>
          </table:table-cell>
        </table:table-row>
      </table:table>
      <text:p text:style-name="P21"/>
      <text:p text:style-name="P21"/>
      <text:p text:style-name="P266">Example<text:span text:style-name="T9">s</text:span></text:p>
      <text:p text:style-name="P21"/>
      <text:p text:style-name="P38">GET /<text:span text:style-name="T95">whitelist?page=4&amp;results=5</text:span></text:p>
      <text:p text:style-name="P38"/>
      <text:p text:style-name="P38">Response Body:</text:p>
      <text:p text:style-name="P38"/>
      <text:p text:style-name="P82">{</text:p>
      <text:p text:style-name="P133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5">whitelist?page=4&amp;results=5</text:span></text:a><text:span text:style-name="T19">”,</text:span></text:p>
      <text:p text:style-name="P133"><text:span text:style-name="T19"><text:tab/>“</text:span><text:span text:style-name="T25">prev</text:span><text:span text:style-name="T21">”:”</text:span><text:a xlink:type="simple" xlink:href="https://api.doga.gov/1.0/templates?page=3&amp;results=3"><text:span text:style-name="T19">https://api.doga.gov/1.0/</text:span></text:a><text:a xlink:type="simple" xlink:href="https://api.doga.gov/1.0/templates?page=3&amp;results=3"><text:span text:style-name="T25">whitelist</text:span></text:a><text:a xlink:type="simple" xlink:href="https://api.doga.gov/1.0/templates?page=3&amp;results=3"><text:span text:style-name="T21">?pag</text:span></text:a><text:a xlink:type="simple" xlink:href="https://api.doga.gov/1.0/templates?page=3&amp;results=3"><text:span text:style-name="T25">e=3&amp;results=5</text:span></text:a><text:span text:style-name="T21">”</text:span></text:p>
      <text:p text:style-name="P132"><text:span text:style-name="T21"><text:tab/>“</text:span><text:span text:style-name="T22">total”: “</text:span><text:span text:style-name="T26">2</text:span><text:span text:style-name="T23">0</text:span><text:span text:style-name="T22">”,</text:span></text:p>
      <text:p text:style-name="P112"><text:tab/>“users”:[</text:p>
      <text:p text:style-name="P116"><text:tab/><text:tab/><text:span text:style-name="T90">{</text:span></text:p>
      <text:p text:style-name="P116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9354824921</text:span></text:a><text:span text:style-name="T8">”,</text:span></text:p>
      <text:p text:style-name="P134"><text:span text:style-name="T10"><text:tab/><text:tab/><text:tab/></text:span><text:span text:style-name="T12">“</text:span><text:span text:style-name="T27">ip</text:span><text:span text:style-name="T12">”:”</text:span><text:span text:style-name="T27">226.118.69.200</text:span><text:span text:style-name="T12">”</text:span></text:p>
      <text:p text:style-name="P98"><text:tab/><text:tab/><text:span text:style-name="T90">},</text:span></text:p>
      <text:p text:style-name="P117"><text:tab/><text:tab/><text:span text:style-name="T90">{</text:span></text:p>
      <text:p text:style-name="P117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3247241411</text:span></text:a><text:span text:style-name="T8">”,</text:span></text:p>
      <text:p text:style-name="P135"><text:span text:style-name="T10"><text:tab/><text:tab/><text:tab/></text:span><text:span text:style-name="T12">“</text:span><text:span text:style-name="T27">ip</text:span><text:span text:style-name="T12">”:”</text:span><text:span text:style-name="T28">244.146.237.16</text:span><text:span text:style-name="T12">”</text:span></text:p>
      <text:p text:style-name="P98"><text:tab/><text:tab/><text:span text:style-name="T90">},</text:span></text:p>
      <text:p text:style-name="P117"><text:tab/><text:tab/><text:span text:style-name="T90">{</text:span></text:p>
      <text:p text:style-name="P117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5249525021</text:span></text:a><text:span text:style-name="T8">”,</text:span></text:p>
      <text:p text:style-name="P135"><text:span text:style-name="T10"><text:tab/><text:tab/><text:tab/></text:span><text:span text:style-name="T12">“</text:span><text:span text:style-name="T27">ip</text:span><text:span text:style-name="T12">”:”</text:span><text:span text:style-name="T28">136.34.223.64</text:span><text:span text:style-name="T12">”</text:span></text:p>
      <text:p text:style-name="P98"><text:tab/><text:tab/><text:span text:style-name="T90">},</text:span></text:p>
      <text:p text:style-name="P117"><text:tab/><text:tab/><text:span text:style-name="T90">{</text:span></text:p>
      <text:p text:style-name="P117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172402352</text:span></text:a><text:span text:style-name="T8">”,</text:span></text:p>
      <text:p text:style-name="P136"><text:span text:style-name="T10"><text:tab/><text:tab/><text:tab/></text:span><text:span text:style-name="T12">“</text:span><text:span text:style-name="T27">ip</text:span><text:span text:style-name="T12">”:”</text:span><text:span text:style-name="T29">205.194.103.57</text:span><text:span text:style-name="T12">”</text:span></text:p>
      <text:p text:style-name="P98"><text:tab/><text:tab/><text:span text:style-name="T90">},</text:span></text:p>
      <text:p text:style-name="P117"><text:tab/><text:tab/><text:span text:style-name="T90">{</text:span></text:p>
      <text:p text:style-name="P117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201519532</text:span></text:a><text:span text:style-name="T8">”,</text:span></text:p>
      <text:p text:style-name="P136"><text:span text:style-name="T10"><text:tab/><text:tab/><text:tab/></text:span><text:span text:style-name="T12">“</text:span><text:span text:style-name="T27">ip</text:span><text:span text:style-name="T12">”:”</text:span><text:span text:style-name="T29">8.86.227.193</text:span><text:span text:style-name="T12">”</text:span></text:p>
      <text:p text:style-name="P98"><text:tab/><text:tab/><text:span text:style-name="T90">},</text:span></text:p>
      <text:p text:style-name="P116"><text:tab/><text:span text:style-name="T89">]</text:span></text:p>
      <text:p text:style-name="P82">}</text:p>
      <text:p text:style-name="P21"/>
      <text:p text:style-name="P21">POST /<text:span text:style-name="T101">whitelist</text:span></text:p>
      <text:p text:style-name="P21"/>
      <text:p text:style-name="P21">Request <text:span text:style-name="T8">Body</text:span>:</text:p>
      <text:p text:style-name="P97">{</text:p>
      <text:p text:style-name="P99"><text:tab/>“<text:span text:style-name="T101">ip”:”76.155.129.205”</text:span></text:p>
      <text:p text:style-name="P97">}</text:p>
      <text:p text:style-name="P97"/>
      <text:p text:style-name="P123">Response Body:</text:p>
      <text:p text:style-name="P107">{</text:p>
      <text:p text:style-name="P132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8">whit</text:span></text:a><text:a xlink:type="simple" xlink:href="https://api.doga.gov/1.0/user/1421427848"><text:span text:style-name="T11">e</text:span></text:a><text:a xlink:type="simple" xlink:href="https://api.doga.gov/1.0/user/1421427848"><text:span text:style-name="T38">list</text:span></text:a><text:a xlink:type="simple" xlink:href="https://api.doga.gov/1.0/user/1421427848"><text:span text:style-name="T11">/7</text:span></text:a><text:a xlink:type="simple" xlink:href="https://api.doga.gov/1.0/user/1421427848"><text:span text:style-name="T30">245914555</text:span></text:a><text:span text:style-name="T11">”</text:span><text:span text:style-name="T10">,</text:span></text:p>
      <text:p text:style-name="P136"><text:span text:style-name="T10"><text:tab/></text:span><text:span text:style-name="T12">“</text:span><text:span text:style-name="T27">ip</text:span><text:span text:style-name="T12">”:”</text:span><text:span text:style-name="T29">76.155.129.205</text:span><text:span text:style-name="T12">”</text:span></text:p>
      <text:p text:style-name="P107">}</text:p>
      <text:p text:style-name="P263">/<text:span text:style-name="T102">whitelist/{entry_id}</text:span></text:p>
      <text:p text:style-name="P40"/>
      <text:p text:style-name="P84">An entry on the Chantico whitelist</text:p>
      <text:p text:style-name="P46"/>
      <text:p text:style-name="P7"><text:span text:style-name="T1">Supported Request </text:span><text:span text:style-name="T2">M</text:span><text:span text:style-name="T1">ethods</text:span></text:p>
      <text:p text:style-name="P46"/>
      <text:p text:style-name="P66">GET – Returns <text:span text:style-name="T102">the IP address entry of the whitelist</text:span></text:p>
      <text:p text:style-name="P78">DELETE – <text:span text:style-name="T102">Removes the specified entry from the whitelist</text:span></text:p>
      <text:p text:style-name="P46"/>
      <text:p text:style-name="P12"><text:span text:style-name="T1">Supported </text:span><text:span text:style-name="T2">F</text:span><text:span text:style-name="T1">ormats</text:span></text:p>
      <text:p text:style-name="P12"/>
      <text:p text:style-name="P51">json</text:p>
      <text:p text:style-name="P51"/>
      <text:p text:style-name="P147">Authentication</text:p>
      <text:p text:style-name="P12"/>
      <text:p text:style-name="P72">Basic</text:p>
      <text:p text:style-name="P7"/>
      <text:p text:style-name="P26">Arguments</text:p>
      <text:p text:style-name="P26"/>
      <text:p text:style-name="P86">None</text:p>
      <text:p text:style-name="P86"/>
      <text:p text:style-name="P36">Response Errors</text:p>
      <text:p text:style-name="P3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82">Error</text:p>
          </table:table-cell>
          <table:table-cell table:style-name="Table11.A1" office:value-type="string">
            <text:p text:style-name="P182">Reason</text:p>
          </table:table-cell>
          <table:table-cell table:style-name="Table11.C1" office:value-type="string">
            <text:p text:style-name="P177">Description</text:p>
          </table:table-cell>
        </table:table-row>
        <table:table-row>
          <table:table-cell table:style-name="Table11.A2" office:value-type="string">
            <text:p text:style-name="P204">401</text:p>
          </table:table-cell>
          <table:table-cell table:style-name="Table11.A2" office:value-type="string">
            <text:p text:style-name="P204">Unauthorized</text:p>
          </table:table-cell>
          <table:table-cell table:style-name="Table11.C2" office:value-type="string">
            <text:p text:style-name="P208">The 'Authori<text:span text:style-name="T72">z</text:span>ation' header is missing and must be supplied.</text:p>
          </table:table-cell>
        </table:table-row>
        <table:table-row>
          <table:table-cell table:style-name="Table11.A2" office:value-type="string">
            <text:p text:style-name="P204">403</text:p>
          </table:table-cell>
          <table:table-cell table:style-name="Table11.A2" office:value-type="string">
            <text:p text:style-name="P204">Forbidden</text:p>
          </table:table-cell>
          <table:table-cell table:style-name="Table11.C2" office:value-type="string">
            <text:p text:style-name="P224"><text:span text:style-name="T74">A</text:span> user <text:span text:style-name="T74">other than the Chantico root</text:span> request<text:span text:style-name="T74">ed</text:span> this resource.</text:p>
          </table:table-cell>
        </table:table-row>
        <table:table-row>
          <table:table-cell table:style-name="Table11.A2" office:value-type="string">
            <text:p text:style-name="P231">404</text:p>
          </table:table-cell>
          <table:table-cell table:style-name="Table11.A2" office:value-type="string">
            <text:p text:style-name="P231">Not Found</text:p>
          </table:table-cell>
          <table:table-cell table:style-name="Table11.C2" office:value-type="string">
            <text:p text:style-name="P235"><text:span text:style-name="T76">No</text:span> <text:span text:style-name="T103">whitelist entry </text:span>presently exist<text:span text:style-name="T76">s at the request URI</text:span>.</text:p>
          </table:table-cell>
        </table:table-row>
        <table:table-row>
          <table:table-cell table:style-name="Table11.A2" office:value-type="string">
            <text:p text:style-name="P212">405</text:p>
          </table:table-cell>
          <table:table-cell table:style-name="Table11.A2" office:value-type="string">
            <text:p text:style-name="P212">Method Not Allowed</text:p>
          </table:table-cell>
          <table:table-cell table:style-name="Table11.C2" office:value-type="string">
            <text:p text:style-name="P215"><text:span text:style-name="T74">T</text:span>he request method <text:span text:style-name="T74">was not one of:</text:span> GET,<text:span text:style-name="T75"> DELETE</text:span>.</text:p>
          </table:table-cell>
        </table:table-row>
        <table:table-row>
          <table:table-cell table:style-name="Table11.A2" office:value-type="string">
            <text:p text:style-name="P219">406</text:p>
          </table:table-cell>
          <table:table-cell table:style-name="Table11.A2" office:value-type="string">
            <text:p text:style-name="P219">Not Acceptable</text:p>
          </table:table-cell>
          <table:table-cell table:style-name="Table11.C2" office:value-type="string">
            <text:p text:style-name="P226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39">410</text:p>
          </table:table-cell>
          <table:table-cell table:style-name="Table11.A2" office:value-type="string">
            <text:p text:style-name="P239">Gone</text:p>
          </table:table-cell>
          <table:table-cell table:style-name="Table11.C2" office:value-type="string">
            <text:p text:style-name="P243">A <text:span text:style-name="T103">whitelist entry</text:span> <text:span text:style-name="T77">o</text:span>nce existed <text:span text:style-name="T77">at this URI</text:span>, but does not any more, <text:span text:style-name="T78">and will not at any point in the future</text:span>.</text:p>
          </table:table-cell>
        </table:table-row>
      </table:table>
      <text:p text:style-name="P21"/>
      <text:p text:style-name="P21"/>
      <text:p text:style-name="P266">Example<text:span text:style-name="T9">s</text:span></text:p>
      <text:p text:style-name="P21"/>
      <text:p text:style-name="P159"><text:span text:style-name="T56">GE</text:span><text:span text:style-name="T57">T /</text:span><text:span text:style-name="T60">whitelist</text:span><text:span text:style-name="T58">/</text:span><text:span text:style-name="T96">1172402352</text:span></text:p>
      <text:p text:style-name="P97"/>
      <text:p text:style-name="P123">Response Body:</text:p>
      <text:p text:style-name="P123"/>
      <text:p text:style-name="P107">{</text:p>
      <text:p text:style-name="P132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41">whitelist</text:span></text:a><text:a xlink:type="simple" xlink:href="https://api.doga.gov/1.0/user/1421427848"><text:span text:style-name="T11">/1</text:span></text:a><text:a xlink:type="simple" xlink:href="https://api.doga.gov/1.0/user/1421427848"><text:span text:style-name="T31">172402352</text:span></text:a><text:span text:style-name="T11">”</text:span><text:span text:style-name="T10">,</text:span></text:p>
      <text:p text:style-name="P137"><text:span text:style-name="T10"><text:tab/></text:span><text:span text:style-name="T12">“</text:span><text:span text:style-name="T31">ip</text:span><text:span text:style-name="T12">”:”</text:span><text:span text:style-name="T29">205.194.103.57</text:span><text:span text:style-name="T12">”</text:span></text:p>
      <text:p text:style-name="P150">}</text:p>
      <text:p text:style-name="P21"/>
      <text:p text:style-name="P160"><text:span text:style-name="T59">DELETE</text:span><text:span text:style-name="T57"> </text:span><text:span text:style-name="T97">/</text:span><text:span text:style-name="T98">whitelist</text:span><text:span text:style-name="T99">/</text:span><text:span text:style-name="T96">1172402352</text:span></text:p>
      <text:p text:style-name="P97"/>
      <text:p text:style-name="P123">Response Body:</text:p>
      <text:p text:style-name="P123"/>
      <text:p text:style-name="P107">{</text:p>
      <text:p text:style-name="P138"><text:span text:style-name="T10"><text:tab/>“</text:span><text:span text:style-name="T13">message</text:span><text:span text:style-name="T10">”:“</text:span><text:span text:style-name="T32">IP </text:span><text:span text:style-name="T29">205.194.103.57</text:span><text:span text:style-name="T10"> </text:span><text:span text:style-name="T14">has been </text:span><text:span text:style-name="T32">removed from the whitelist</text:span><text:span text:style-name="T14">.”</text:span></text:p>
      <text:p text:style-name="P155">}</text:p>
      <text:p text:style-name="P264">/<text:span text:style-name="T104">blacklist</text:span></text:p>
      <text:p text:style-name="P41"/>
      <text:p text:style-name="P62">A co<text:span text:style-name="T44">llection of IP addresses that are explicitly banned from sending requests to Chantico. If the blacklist is empty, all incoming requests (unless there is a whitelist) will be honoured.</text:span></text:p>
      <text:p text:style-name="P47"/>
      <text:p text:style-name="P8"><text:span text:style-name="T1">Supported Request </text:span><text:span text:style-name="T2">M</text:span><text:span text:style-name="T1">ethods</text:span></text:p>
      <text:p text:style-name="P47"/>
      <text:p text:style-name="P67">GET – Returns a list of <text:span text:style-name="T104">blacklisted IPs</text:span></text:p>
      <text:p text:style-name="P47">POST – <text:span text:style-name="T45">Adds a new IP address to the blacklist</text:span></text:p>
      <text:p text:style-name="P47"/>
      <text:p text:style-name="P13"><text:span text:style-name="T1">Supported </text:span><text:span text:style-name="T2">F</text:span><text:span text:style-name="T1">ormats</text:span></text:p>
      <text:p text:style-name="P13"/>
      <text:p text:style-name="P52">json</text:p>
      <text:p text:style-name="P52"/>
      <text:p text:style-name="P148">Authentication</text:p>
      <text:p text:style-name="P13"/>
      <text:p text:style-name="P73">Basic <text:span text:style-name="T46">(Only Chantico root user can view or modify the blacklist)</text:span></text:p>
      <text:p text:style-name="P73"/>
      <text:p text:style-name="P30">Query Parameters (GET)</text:p>
      <text:p text:style-name="P7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78">Name</text:p>
          </table:table-cell>
          <table:table-cell table:style-name="Table10.A1" office:value-type="string">
            <text:p text:style-name="P171">Inclusion</text:p>
          </table:table-cell>
          <table:table-cell table:style-name="Table10.C1" office:value-type="string">
            <text:p text:style-name="P178">Description</text:p>
          </table:table-cell>
        </table:table-row>
        <table:table-row>
          <table:table-cell table:style-name="Table10.A2" office:value-type="string">
            <text:p text:style-name="P200">page</text:p>
          </table:table-cell>
          <table:table-cell table:style-name="Table10.A2" office:value-type="string">
            <text:p text:style-name="P248">optional</text:p>
          </table:table-cell>
          <table:table-cell table:style-name="Table10.C2" office:value-type="string">
            <text:p text:style-name="P200"><text:span text:style-name="T81">The display </text:span>page of a paginated <text:span text:style-name="T105">black</text:span>list.</text:p>
          </table:table-cell>
        </table:table-row>
        <table:table-row>
          <table:table-cell table:style-name="Table10.A2" office:value-type="string">
            <text:p text:style-name="P200">results</text:p>
          </table:table-cell>
          <table:table-cell table:style-name="Table10.A2" office:value-type="string">
            <text:p text:style-name="P248">optional</text:p>
          </table:table-cell>
          <table:table-cell table:style-name="Table10.C2" office:value-type="string">
            <text:p text:style-name="P200">The number of <text:span text:style-name="T93">IPs</text:span> <text:span text:style-name="T82">that make up a page.</text:span></text:p>
          </table:table-cell>
        </table:table-row>
      </table:table>
      <text:p text:style-name="P8"/>
      <text:p text:style-name="P27">Arguments <text:span text:style-name="T47">(POST)</text:span></text:p>
      <text:p text:style-name="P5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78">Name</text:p>
          </table:table-cell>
          <table:table-cell table:style-name="Table12.A1" office:value-type="string">
            <text:p text:style-name="P171">Inclusion</text:p>
          </table:table-cell>
          <table:table-cell table:style-name="Table12.C1" office:value-type="string">
            <text:p text:style-name="P178">Description</text:p>
          </table:table-cell>
        </table:table-row>
        <table:table-row>
          <table:table-cell table:style-name="Table12.A2" office:value-type="string">
            <text:p text:style-name="P256">ip</text:p>
          </table:table-cell>
          <table:table-cell table:style-name="Table12.A2" office:value-type="string">
            <text:p text:style-name="P188">required</text:p>
          </table:table-cell>
          <table:table-cell table:style-name="Table12.C2" office:value-type="string">
            <text:p text:style-name="P256">The IP address to be added to the <text:span text:style-name="T106">black</text:span>list.</text:p>
          </table:table-cell>
        </table:table-row>
      </table:table>
      <text:p text:style-name="P58"/>
      <text:p text:style-name="P37">Response Errors</text:p>
      <text:p text:style-name="P3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3">Error</text:p>
          </table:table-cell>
          <table:table-cell table:style-name="Table13.A1" office:value-type="string">
            <text:p text:style-name="P183">Reason</text:p>
          </table:table-cell>
          <table:table-cell table:style-name="Table13.C1" office:value-type="string">
            <text:p text:style-name="P178">Description</text:p>
          </table:table-cell>
        </table:table-row>
        <table:table-row>
          <table:table-cell table:style-name="Table13.A2" office:value-type="string">
            <text:p text:style-name="P205">400</text:p>
          </table:table-cell>
          <table:table-cell table:style-name="Table13.A2" office:value-type="string">
            <text:p text:style-name="P205">Bad Request</text:p>
          </table:table-cell>
          <table:table-cell table:style-name="Table13.C2" office:value-type="string">
            <text:p text:style-name="P209"><text:span text:style-name="T74">The request body is not valid JSON or</text:span> <text:span text:style-name="T94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05">401</text:p>
          </table:table-cell>
          <table:table-cell table:style-name="Table13.A2" office:value-type="string">
            <text:p text:style-name="P205">Unauthorized</text:p>
          </table:table-cell>
          <table:table-cell table:style-name="Table13.C2" office:value-type="string">
            <text:p text:style-name="P209">The 'Authori<text:span text:style-name="T72">z</text:span>ation' header is missing and must be supplied.</text:p>
          </table:table-cell>
        </table:table-row>
        <table:table-row>
          <table:table-cell table:style-name="Table13.A2" office:value-type="string">
            <text:p text:style-name="P205">403</text:p>
          </table:table-cell>
          <table:table-cell table:style-name="Table13.A2" office:value-type="string">
            <text:p text:style-name="P205">Forbidden</text:p>
          </table:table-cell>
          <table:table-cell table:style-name="Table13.C2" office:value-type="string">
            <text:p text:style-name="P225"><text:span text:style-name="T74">A</text:span> user <text:span text:style-name="T74">other than the Chantico root</text:span> request<text:span text:style-name="T74">ed</text:span> this resource.</text:p>
          </table:table-cell>
        </table:table-row>
        <table:table-row>
          <table:table-cell table:style-name="Table13.A2" office:value-type="string">
            <text:p text:style-name="P251">404</text:p>
          </table:table-cell>
          <table:table-cell table:style-name="Table13.A2" office:value-type="string">
            <text:p text:style-name="P251">Not Found</text:p>
          </table:table-cell>
          <table:table-cell table:style-name="Table13.C2" office:value-type="string">
            <text:p text:style-name="P254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13">405</text:p>
          </table:table-cell>
          <table:table-cell table:style-name="Table13.A2" office:value-type="string">
            <text:p text:style-name="P213">Method Not Allowed</text:p>
          </table:table-cell>
          <table:table-cell table:style-name="Table13.C2" office:value-type="string">
            <text:p text:style-name="P216"><text:span text:style-name="T74">T</text:span>he request method <text:span text:style-name="T74">was not one of:</text:span> GET, POST.</text:p>
          </table:table-cell>
        </table:table-row>
        <table:table-row>
          <table:table-cell table:style-name="Table13.A2" office:value-type="string">
            <text:p text:style-name="P220">406</text:p>
          </table:table-cell>
          <table:table-cell table:style-name="Table13.A2" office:value-type="string">
            <text:p text:style-name="P220">Not Acceptable</text:p>
          </table:table-cell>
          <table:table-cell table:style-name="Table13.C2" office:value-type="string">
            <text:p text:style-name="P227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58">409</text:p>
          </table:table-cell>
          <table:table-cell table:style-name="Table13.A2" office:value-type="string">
            <text:p text:style-name="P258">Conflict</text:p>
          </table:table-cell>
          <table:table-cell table:style-name="Table13.C2" office:value-type="string">
            <text:p text:style-name="P260">The given IP address is already <text:span text:style-name="T106">blackl</text:span>isted.</text:p>
          </table:table-cell>
        </table:table-row>
      </table:table>
      <text:p text:style-name="P22"/>
      <text:p text:style-name="P22"/>
      <text:p text:style-name="P267">Example<text:span text:style-name="T9">s</text:span></text:p>
      <text:p text:style-name="P22"/>
      <text:p text:style-name="P39">GET /<text:span text:style-name="T107">blacklist</text:span></text:p>
      <text:p text:style-name="P39"/>
      <text:p text:style-name="P39">Response Body:</text:p>
      <text:p text:style-name="P39"/>
      <text:p text:style-name="P83">{</text:p>
      <text:p text:style-name="P139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33">black</text:span></text:a><text:a xlink:type="simple" xlink:href="https://api.doga.gov/1.0/templates"><text:span text:style-name="T25">list</text:span></text:a><text:span text:style-name="T19">”,</text:span></text:p>
      <text:p text:style-name="P139"><text:span text:style-name="T21"><text:tab/>“</text:span><text:span text:style-name="T22">total”: “</text:span><text:span text:style-name="T33">3</text:span><text:span text:style-name="T22">”,</text:span></text:p>
      <text:p text:style-name="P113"><text:tab/>“users”:[</text:p>
      <text:p text:style-name="P118"><text:tab/><text:tab/><text:span text:style-name="T90">{</text:span></text:p>
      <text:p text:style-name="P118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5824254532</text:span></text:a><text:span text:style-name="T8">”,</text:span></text:p>
      <text:p text:style-name="P140"><text:span text:style-name="T10"><text:tab/><text:tab/><text:tab/></text:span><text:span text:style-name="T12">“</text:span><text:span text:style-name="T27">ip</text:span><text:span text:style-name="T12">”:”</text:span><text:span text:style-name="T34">21.241.91.51</text:span><text:span text:style-name="T12">”</text:span></text:p>
      <text:p text:style-name="P100"><text:tab/><text:tab/><text:span text:style-name="T90">},</text:span></text:p>
      <text:p text:style-name="P118"><text:tab/><text:tab/><text:span text:style-name="T90">{</text:span></text:p>
      <text:p text:style-name="P118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2595261236</text:span></text:a><text:span text:style-name="T8">”,</text:span></text:p>
      <text:p text:style-name="P140"><text:span text:style-name="T10"><text:tab/><text:tab/><text:tab/></text:span><text:span text:style-name="T12">“</text:span><text:span text:style-name="T27">ip</text:span><text:span text:style-name="T12">”:”</text:span><text:span text:style-name="T34">121.159.217.140</text:span><text:span text:style-name="T12">”</text:span></text:p>
      <text:p text:style-name="P100"><text:tab/><text:tab/><text:span text:style-name="T90">},</text:span></text:p>
      <text:p text:style-name="P118"><text:tab/><text:tab/><text:span text:style-name="T90">{</text:span></text:p>
      <text:p text:style-name="P118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1450362571</text:span></text:a><text:span text:style-name="T8">”,</text:span></text:p>
      <text:p text:style-name="P140"><text:span text:style-name="T10"><text:tab/><text:tab/><text:tab/></text:span><text:span text:style-name="T12">“</text:span><text:span text:style-name="T27">ip</text:span><text:span text:style-name="T12">”:”</text:span><text:span text:style-name="T34">9.90.67.221</text:span><text:span text:style-name="T12">”</text:span></text:p>
      <text:p text:style-name="P100"><text:tab/><text:tab/><text:span text:style-name="T90">}</text:span></text:p>
      <text:p text:style-name="P118"><text:tab/><text:span text:style-name="T89">]</text:span></text:p>
      <text:p text:style-name="P83">}</text:p>
      <text:p text:style-name="P22"/>
      <text:p text:style-name="P22">POST /<text:span text:style-name="T108">blacklist</text:span></text:p>
      <text:p text:style-name="P22"/>
      <text:p text:style-name="P22">Request <text:span text:style-name="T8">Body</text:span>:</text:p>
      <text:p text:style-name="P100">{</text:p>
      <text:p text:style-name="P101"><text:tab/>“<text:span text:style-name="T101">ip”:”21.180.168.145”</text:span></text:p>
      <text:p text:style-name="P100">}</text:p>
      <text:p text:style-name="P100"/>
      <text:p text:style-name="P124">Response Body:</text:p>
      <text:p text:style-name="P108">{</text:p>
      <text:p text:style-name="P139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36">9257856251</text:span></text:a><text:span text:style-name="T11">”</text:span><text:span text:style-name="T10">,</text:span></text:p>
      <text:p text:style-name="P141"><text:span text:style-name="T10"><text:tab/></text:span><text:span text:style-name="T12">“</text:span><text:span text:style-name="T27">ip</text:span><text:span text:style-name="T12">”:”</text:span><text:span text:style-name="T35">21.180.168.145</text:span><text:span text:style-name="T12">”</text:span></text:p>
      <text:p text:style-name="P108">}</text:p>
      <text:p text:style-name="P264">/<text:span text:style-name="T109">blacklist/{entry_id}</text:span></text:p>
      <text:p text:style-name="P41"/>
      <text:p text:style-name="P85">An entry on the Chantico <text:span text:style-name="T110">black</text:span>list</text:p>
      <text:p text:style-name="P47"/>
      <text:p text:style-name="P8"><text:span text:style-name="T1">Supported Request </text:span><text:span text:style-name="T2">M</text:span><text:span text:style-name="T1">ethods</text:span></text:p>
      <text:p text:style-name="P47"/>
      <text:p text:style-name="P67">GET – Returns <text:span text:style-name="T102">the IP address entry of the blacklist</text:span></text:p>
      <text:p text:style-name="P79">DELETE – <text:span text:style-name="T102">Removes the specified entry from the blacklist</text:span></text:p>
      <text:p text:style-name="P47"/>
      <text:p text:style-name="P13"><text:span text:style-name="T1">Supported </text:span><text:span text:style-name="T2">F</text:span><text:span text:style-name="T1">ormats</text:span></text:p>
      <text:p text:style-name="P13"/>
      <text:p text:style-name="P52">json</text:p>
      <text:p text:style-name="P52"/>
      <text:p text:style-name="P148">Authentication</text:p>
      <text:p text:style-name="P13"/>
      <text:p text:style-name="P73">Basic</text:p>
      <text:p text:style-name="P8"/>
      <text:p text:style-name="P27">Arguments</text:p>
      <text:p text:style-name="P27"/>
      <text:p text:style-name="P87">None</text:p>
      <text:p text:style-name="P87"/>
      <text:p text:style-name="P37">Response Errors</text:p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83">Error</text:p>
          </table:table-cell>
          <table:table-cell table:style-name="Table14.A1" office:value-type="string">
            <text:p text:style-name="P183">Reason</text:p>
          </table:table-cell>
          <table:table-cell table:style-name="Table14.C1" office:value-type="string">
            <text:p text:style-name="P178">Description</text:p>
          </table:table-cell>
        </table:table-row>
        <table:table-row>
          <table:table-cell table:style-name="Table14.A2" office:value-type="string">
            <text:p text:style-name="P205">401</text:p>
          </table:table-cell>
          <table:table-cell table:style-name="Table14.A2" office:value-type="string">
            <text:p text:style-name="P205">Unauthorized</text:p>
          </table:table-cell>
          <table:table-cell table:style-name="Table14.C2" office:value-type="string">
            <text:p text:style-name="P209">The 'Authori<text:span text:style-name="T72">z</text:span>ation' header is missing and must be supplied.</text:p>
          </table:table-cell>
        </table:table-row>
        <table:table-row>
          <table:table-cell table:style-name="Table14.A2" office:value-type="string">
            <text:p text:style-name="P205">403</text:p>
          </table:table-cell>
          <table:table-cell table:style-name="Table14.A2" office:value-type="string">
            <text:p text:style-name="P205">Forbidden</text:p>
          </table:table-cell>
          <table:table-cell table:style-name="Table14.C2" office:value-type="string">
            <text:p text:style-name="P225"><text:span text:style-name="T74">A</text:span> user <text:span text:style-name="T74">other than the Chantico root</text:span> request<text:span text:style-name="T74">ed</text:span> this resource.</text:p>
          </table:table-cell>
        </table:table-row>
        <table:table-row>
          <table:table-cell table:style-name="Table14.A2" office:value-type="string">
            <text:p text:style-name="P232">404</text:p>
          </table:table-cell>
          <table:table-cell table:style-name="Table14.A2" office:value-type="string">
            <text:p text:style-name="P232">Not Found</text:p>
          </table:table-cell>
          <table:table-cell table:style-name="Table14.C2" office:value-type="string">
            <text:p text:style-name="P236"><text:span text:style-name="T76">No</text:span> <text:span text:style-name="T111">blacklist entry </text:span>presently exist<text:span text:style-name="T76">s at the request URI</text:span>.</text:p>
          </table:table-cell>
        </table:table-row>
        <table:table-row>
          <table:table-cell table:style-name="Table14.A2" office:value-type="string">
            <text:p text:style-name="P213">405</text:p>
          </table:table-cell>
          <table:table-cell table:style-name="Table14.A2" office:value-type="string">
            <text:p text:style-name="P213">Method Not Allowed</text:p>
          </table:table-cell>
          <table:table-cell table:style-name="Table14.C2" office:value-type="string">
            <text:p text:style-name="P216"><text:span text:style-name="T74">T</text:span>he request method <text:span text:style-name="T74">was not one of:</text:span> GET,<text:span text:style-name="T75"> DELETE</text:span>.</text:p>
          </table:table-cell>
        </table:table-row>
        <table:table-row>
          <table:table-cell table:style-name="Table14.A2" office:value-type="string">
            <text:p text:style-name="P220">406</text:p>
          </table:table-cell>
          <table:table-cell table:style-name="Table14.A2" office:value-type="string">
            <text:p text:style-name="P220">Not Acceptable</text:p>
          </table:table-cell>
          <table:table-cell table:style-name="Table14.C2" office:value-type="string">
            <text:p text:style-name="P227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40">410</text:p>
          </table:table-cell>
          <table:table-cell table:style-name="Table14.A2" office:value-type="string">
            <text:p text:style-name="P240">Gone</text:p>
          </table:table-cell>
          <table:table-cell table:style-name="Table14.C2" office:value-type="string">
            <text:p text:style-name="P244">A <text:span text:style-name="T111">blacklist entry</text:span> <text:span text:style-name="T77">o</text:span>nce existed <text:span text:style-name="T77">at this URI</text:span>, but does not any more, <text:span text:style-name="T78">and will not at any point in the future</text:span>.</text:p>
          </table:table-cell>
        </table:table-row>
      </table:table>
      <text:p text:style-name="P22"/>
      <text:p text:style-name="P22"/>
      <text:p text:style-name="P267">Example<text:span text:style-name="T9">s</text:span></text:p>
      <text:p text:style-name="P22"/>
      <text:p text:style-name="P161"><text:span text:style-name="T56">GE</text:span><text:span text:style-name="T57">T /</text:span><text:span text:style-name="T61">black</text:span><text:span text:style-name="T60">list</text:span><text:span text:style-name="T58">/</text:span><text:span text:style-name="T96">5824254532</text:span></text:p>
      <text:p text:style-name="P100"/>
      <text:p text:style-name="P124">Response Body:</text:p>
      <text:p text:style-name="P124"/>
      <text:p text:style-name="P108">{</text:p>
      <text:p text:style-name="P142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9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10">5824254532</text:span></text:a><text:span text:style-name="T11">”</text:span><text:span text:style-name="T10">,</text:span></text:p>
      <text:p text:style-name="P143"><text:span text:style-name="T10"><text:tab/></text:span><text:span text:style-name="T12">“</text:span><text:span text:style-name="T31">ip</text:span><text:span text:style-name="T12">”:”</text:span><text:span text:style-name="T34">21.241.91.51</text:span><text:span text:style-name="T12">”</text:span></text:p>
      <text:p text:style-name="P151">}</text:p>
      <text:p text:style-name="P22"/>
      <text:p text:style-name="P161"><text:span text:style-name="T100">DELETE</text:span><text:span text:style-name="T97"> /</text:span><text:span text:style-name="T100">black</text:span><text:span text:style-name="T98">list</text:span><text:span text:style-name="T99">/</text:span><text:span text:style-name="T96">5824254532</text:span></text:p>
      <text:p text:style-name="P100"/>
      <text:p text:style-name="P124">Response Body:</text:p>
      <text:p text:style-name="P124"/>
      <text:p text:style-name="P108">{</text:p>
      <text:p text:style-name="P143"><text:span text:style-name="T10"><text:tab/>“</text:span><text:span text:style-name="T13">message</text:span><text:span text:style-name="T10">”:“</text:span><text:span text:style-name="T32">IP </text:span><text:span text:style-name="T34">21.241.91.51</text:span><text:span text:style-name="T10"> </text:span><text:span text:style-name="T14">has been </text:span><text:span text:style-name="T32">removed from the </text:span><text:span text:style-name="T40">black</text:span><text:span text:style-name="T32">list</text:span><text:span text:style-name="T14">.”</text:span></text:p>
      <text:p text:style-name="P1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3-02T23:05:43.531963652</dc:date>
    <meta:editing-duration>PT13H23M48S</meta:editing-duration>
    <meta:editing-cycles>178</meta:editing-cycles>
    <meta:document-statistic meta:table-count="14" meta:image-count="0" meta:object-count="0" meta:page-count="14" meta:paragraph-count="503" meta:word-count="1577" meta:character-count="11642" meta:non-whitespace-character-count="10379"/>
  </office:meta>
</office:document-meta>
</file>